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125.0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91.5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36.49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102.76pt" fo:break-before="auto" style:use-optimal-row-height="true"/>
    </style:style>
    <style:style style:name="ro13" style:family="table-row">
      <style:table-row-properties style:row-height="159pt" fo:break-before="auto" style:use-optimal-row-height="true"/>
    </style:style>
    <style:style style:name="ro14" style:family="table-row">
      <style:table-row-properties style:row-height="170.25pt" fo:break-before="auto" style:use-optimal-row-height="true"/>
    </style:style>
    <style:style style:name="ro15" style:family="table-row">
      <style:table-row-properties style:row-height="114.01pt" fo:break-before="auto" style:use-optimal-row-height="true"/>
    </style:style>
    <style:style style:name="ro16" style:family="table-row">
      <style:table-row-properties style:row-height="46.49pt" fo:break-before="auto" style:use-optimal-row-height="true"/>
    </style:style>
    <style:style style:name="ro17" style:family="table-row">
      <style:table-row-properties style:row-height="102.19pt" fo:break-before="auto" style:use-optimal-row-height="true"/>
    </style:style>
    <style:style style:name="ro18" style:family="table-row">
      <style:table-row-properties style:row-height="69pt" fo:break-before="auto" style:use-optimal-row-height="true"/>
    </style:style>
    <style:style style:name="ro19" style:family="table-row">
      <style:table-row-properties style:row-height="125.26pt" fo:break-before="auto" style:use-optimal-row-height="true"/>
    </style:style>
    <style:style style:name="ro20" style:family="table-row">
      <style:table-row-properties style:row-height="80.25pt" fo:break-before="auto" style:use-optimal-row-height="true"/>
    </style:style>
    <style:style style:name="ro21" style:family="table-row">
      <style:table-row-properties style:row-height="12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aa61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6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3">
          <table:table-cell table:style-name="ce4" office:value-type="string" calcext:value-type="string">
            <text:p>Evolution of total net fitness in thermal lines: Drosophila subobscura likes it 'warm'</text:p>
          </table:table-cell>
          <table:table-cell table:style-name="ce4" office:value-type="string" calcext:value-type="string">
            <text:p>(Santos, 2007)</text:p>
          </table:table-cell>
          <table:table-cell/>
          <table:table-cell table:style-name="ce4" office:value-type="string" calcext:value-type="string">
            <text:p>Average fitness (relative to Va/+ flies)</text:p>
          </table:table-cell>
          <table:table-cell table:number-columns-repeated="2"/>
          <table:table-cell office:value-type="string" calcext:value-type="string">
            <text:p>From graph</text:p>
          </table:table-cell>
          <table:table-cell office:value-type="float" office:value="1.35231143552311" calcext:value-type="float">
            <text:p>1.35231143552311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table:number-columns-repeated="2"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9209245742092" calcext:value-type="float">
            <text:p>1.29209245742092</text:p>
          </table:table-cell>
          <table:table-cell/>
          <table:table-cell office:value-type="float" office:value="0.191362530413625" calcext:value-type="float">
            <text:p>0.19136253041362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301703163017" calcext:value-type="float">
            <text:p>1.1301703163017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55036496350365" calcext:value-type="float">
            <text:p>1.55036496350365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7335766423358" calcext:value-type="float">
            <text:p>1.27335766423358</text:p>
          </table:table-cell>
          <table:table-cell/>
          <table:table-cell office:value-type="float" office:value="0.194038929440389" calcext:value-type="float">
            <text:p>0.194038929440389</text:p>
          </table:table-cell>
          <table:table-cell table:number-columns-repeated="9"/>
          <table:table-cell table:number-columns-repeated="2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43126520681265" calcext:value-type="float">
            <text:p>1.43126520681265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36034063260341" calcext:value-type="float">
            <text:p>1.36034063260341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40985401459854" calcext:value-type="float">
            <text:p>1.40985401459854</text:p>
          </table:table-cell>
          <table:table-cell/>
          <table:table-cell office:value-type="float" office:value="0.191362530413625" calcext:value-type="float">
            <text:p>0.191362530413625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69756690997567" calcext:value-type="float">
            <text:p>1.69756690997567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table:number-columns-repeated="2"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4">
          <table:table-cell/>
          <table:table-cell table:style-name="ce4" office:value-type="string" calcext:value-type="string">
            <text:p>Adaptation of phytoplankton to a decade of experimental warming linked to increased photosynthesis</text:p>
          </table:table-cell>
          <table:table-cell table:style-name="ce4" office:value-type="string" calcext:value-type="string">
            <text:p>(Schaum et al., 2017)</text:p>
          </table:table-cell>
          <table:table-cell table:style-name="ce4" office:value-type="string" calcext:value-type="string">
            <text:p>ln µmax (T)(d−1)</text:p>
          </table:table-cell>
          <table:table-cell table:number-columns-repeated="2"/>
          <table:table-cell office:value-type="string" calcext:value-type="string">
            <text:p>Supplementary data</text:p>
          </table:table-cell>
          <table:table-cell office:value-type="float" office:value="0.58286737" calcext:value-type="float">
            <text:p>0.58286737</text:p>
          </table:table-cell>
          <table:table-cell office:value-type="float" office:value="0.21210086" calcext:value-type="float">
            <text:p>0.21210086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61490392" calcext:value-type="float">
            <text:p>0.61490392</text:p>
          </table:table-cell>
          <table:table-cell office:value-type="float" office:value="0.08738652" calcext:value-type="float">
            <text:p>0.08738652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96488803" calcext:value-type="float">
            <text:p>0.96488803</text:p>
          </table:table-cell>
          <table:table-cell office:value-type="float" office:value="0.10295771" calcext:value-type="float">
            <text:p>0.10295771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1728864" calcext:value-type="float">
            <text:p>1.11728864</text:p>
          </table:table-cell>
          <table:table-cell office:value-type="float" office:value="0.07631792" calcext:value-type="float">
            <text:p>0.07631792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7189927" calcext:value-type="float">
            <text:p>1.17189927</text:p>
          </table:table-cell>
          <table:table-cell office:value-type="float" office:value="0.13149347" calcext:value-type="float">
            <text:p>0.13149347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74861254" calcext:value-type="float">
            <text:p>0.74861254</text:p>
          </table:table-cell>
          <table:table-cell office:value-type="float" office:value="0.09815841" calcext:value-type="float">
            <text:p>0.09815841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-0.50393611" calcext:value-type="float">
            <text:p>-0.50393611</text:p>
          </table:table-cell>
          <table:table-cell office:value-type="float" office:value="0.20127416" calcext:value-type="float">
            <text:p>0.20127416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-0.50998563" calcext:value-type="float">
            <text:p>-0.50998563</text:p>
          </table:table-cell>
          <table:table-cell office:value-type="float" office:value="0.126584" calcext:value-type="float">
            <text:p>0.126584</text:p>
          </table:table-cell>
          <table:table-cell table:number-columns-repeated="10"/>
          <table:table-cell office:value-type="string" calcext:value-type="string">
            <text:p>Ambient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41739041" calcext:value-type="float">
            <text:p>0.41739041</text:p>
          </table:table-cell>
          <table:table-cell office:value-type="float" office:value="0.13417484" calcext:value-type="float">
            <text:p>0.13417484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52957159" calcext:value-type="float">
            <text:p>0.52957159</text:p>
          </table:table-cell>
          <table:table-cell office:value-type="float" office:value="0.15400809" calcext:value-type="float">
            <text:p>0.15400809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84187918" calcext:value-type="float">
            <text:p>0.84187918</text:p>
          </table:table-cell>
          <table:table-cell office:value-type="float" office:value="0.08074502" calcext:value-type="float">
            <text:p>0.08074502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94222914" calcext:value-type="float">
            <text:p>0.94222914</text:p>
          </table:table-cell>
          <table:table-cell office:value-type="float" office:value="0.11718982" calcext:value-type="float">
            <text:p>0.11718982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2543005" calcext:value-type="float">
            <text:p>1.22543005</text:p>
          </table:table-cell>
          <table:table-cell office:value-type="float" office:value="0.07023644" calcext:value-type="float">
            <text:p>0.07023644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8774499" calcext:value-type="float">
            <text:p>1.28774499</text:p>
          </table:table-cell>
          <table:table-cell office:value-type="float" office:value="0.03190885" calcext:value-type="float">
            <text:p>0.03190885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-0.34313725" calcext:value-type="float">
            <text:p>-0.34313725</text:p>
          </table:table-cell>
          <table:table-cell office:value-type="float" office:value="0.12457233" calcext:value-type="float">
            <text:p>0.12457233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09230855" calcext:value-type="float">
            <text:p>0.09230855</text:p>
          </table:table-cell>
          <table:table-cell office:value-type="float" office:value="0.26490511" calcext:value-type="float">
            <text:p>0.26490511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2" table:number-rows-repeated="3">
          <table:table-cell table:number-columns-repeated="43"/>
        </table:table-row>
        <table:table-row table:style-name="ro5">
          <table:table-cell table:number-columns-repeated="3"/>
          <table:table-cell table:style-name="ce4" office:value-type="string" calcext:value-type="string">
            <text:p>Competitive fitness of the warmed relative to the ambient isolates</text:p>
          </table:table-cell>
          <table:table-cell table:number-columns-repeated="3"/>
          <table:table-cell office:value-type="float" office:value="0.2957372" calcext:value-type="float">
            <text:p>0.2957372</text:p>
          </table:table-cell>
          <table:table-cell office:value-type="float" office:value="0.18" calcext:value-type="float">
            <text:p>0.18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9410216" calcext:value-type="float">
            <text:p>0.9410216</text:p>
          </table:table-cell>
          <table:table-cell office:value-type="float" office:value="0.49" calcext:value-type="float">
            <text:p>0.49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2" table:number-rows-repeated="5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Competition coefficinet (µ_i - µ_j)</text:p>
          </table:table-cell>
          <table:table-cell table:number-columns-repeated="39"/>
        </table:table-row>
        <table:table-row table:style-name="ro2">
          <table:table-cell table:number-columns-repeated="7"/>
          <table:table-cell office:value-type="float" office:value="0.4433134" calcext:value-type="float">
            <text:p>0.4433134</text:p>
          </table:table-cell>
          <table:table-cell office:value-type="float" office:value="0.11573928" calcext:value-type="float">
            <text:p>0.11573928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1962049" calcext:value-type="float">
            <text:p>0.1962049</text:p>
          </table:table-cell>
          <table:table-cell office:value-type="float" office:value="0.13787164" calcext:value-type="float">
            <text:p>0.13787164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2360465" calcext:value-type="float">
            <text:p>0.2360465</text:p>
          </table:table-cell>
          <table:table-cell office:value-type="float" office:value="0.24847435" calcext:value-type="float">
            <text:p>0.24847435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1721581" calcext:value-type="float">
            <text:p>0.1721581</text:p>
          </table:table-cell>
          <table:table-cell office:value-type="float" office:value="0.09667591" calcext:value-type="float">
            <text:p>0.09667591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3621981" calcext:value-type="float">
            <text:p>0.3621981</text:p>
          </table:table-cell>
          <table:table-cell office:value-type="float" office:value="0.17637862" calcext:value-type="float">
            <text:p>0.17637862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3284939" calcext:value-type="float">
            <text:p>0.3284939</text:p>
          </table:table-cell>
          <table:table-cell office:value-type="float" office:value="0.16838405" calcext:value-type="float">
            <text:p>0.16838405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329093" calcext:value-type="float">
            <text:p>0.329093</text:p>
          </table:table-cell>
          <table:table-cell office:value-type="float" office:value="0.13164924" calcext:value-type="float">
            <text:p>0.13164924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2983894" calcext:value-type="float">
            <text:p>0.2983894</text:p>
          </table:table-cell>
          <table:table-cell office:value-type="float" office:value="0.2128836" calcext:value-type="float">
            <text:p>0.2128836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9043028" calcext:value-type="float">
            <text:p>0.9043028</text:p>
          </table:table-cell>
          <table:table-cell office:value-type="float" office:value="0.48384355" calcext:value-type="float">
            <text:p>0.48384355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6241474" calcext:value-type="float">
            <text:p>0.6241474</text:p>
          </table:table-cell>
          <table:table-cell office:value-type="float" office:value="0.4459748" calcext:value-type="float">
            <text:p>0.4459748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1.0709809" calcext:value-type="float">
            <text:p>1.0709809</text:p>
          </table:table-cell>
          <table:table-cell office:value-type="float" office:value="0.4562848" calcext:value-type="float">
            <text:p>0.4562848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1.0099543" calcext:value-type="float">
            <text:p>1.0099543</text:p>
          </table:table-cell>
          <table:table-cell office:value-type="float" office:value="0.60141763" calcext:value-type="float">
            <text:p>0.60141763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8018697" calcext:value-type="float">
            <text:p>0.8018697</text:p>
          </table:table-cell>
          <table:table-cell office:value-type="float" office:value="0.31129292" calcext:value-type="float">
            <text:p>0.31129292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1.0670227" calcext:value-type="float">
            <text:p>1.0670227</text:p>
          </table:table-cell>
          <table:table-cell office:value-type="float" office:value="0.54698088" calcext:value-type="float">
            <text:p>0.54698088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0.9041094" calcext:value-type="float">
            <text:p>0.9041094</text:p>
          </table:table-cell>
          <table:table-cell office:value-type="float" office:value="0.45355637" calcext:value-type="float">
            <text:p>0.45355637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1.1457858" calcext:value-type="float">
            <text:p>1.1457858</text:p>
          </table:table-cell>
          <table:table-cell office:value-type="float" office:value="0.47492825" calcext:value-type="float">
            <text:p>0.47492825</text:p>
          </table:table-cell>
          <table:table-cell table:number-columns-repeated="10"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4">
          <table:table-cell/>
          <table:table-cell table:style-name="ce4" office:value-type="string" calcext:value-type="string">
            <text:p>Changes in growth parameters of Pseudomonas pseudoalcaligenes after ten months culturing at increasing temperature</text:p>
          </table:table-cell>
          <table:table-cell table:style-name="ce4" office:value-type="string" calcext:value-type="string">
            <text:p>(Shi and Xia, 2003)</text:p>
          </table:table-cell>
          <table:table-cell table:number-columns-repeated="40"/>
        </table:table-row>
        <table:table-row table:style-name="ro2">
          <table:table-cell table:number-columns-repeated="43"/>
        </table:table-row>
        <table:table-row table:style-name="ro6">
          <table:table-cell table:number-columns-repeated="3"/>
          <table:table-cell table:style-name="ce4" office:value-type="string" calcext:value-type="string">
            <text:p>maximum yield reached</text:p>
          </table:table-cell>
          <table:table-cell table:number-columns-repeated="2"/>
          <table:table-cell office:value-type="string" calcext:value-type="string">
            <text:p>From paper</text:p>
          </table:table-cell>
          <table:table-cell table:style-name="ce4" office:value-type="float" office:value="4.6477" calcext:value-type="float">
            <text:p>4.6477</text:p>
          </table:table-cell>
          <table:table-cell table:style-name="ce4" office:value-type="float" office:value="0.0474" calcext:value-type="float">
            <text:p>0.0474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563" calcext:value-type="float">
            <text:p>4.6563</text:p>
          </table:table-cell>
          <table:table-cell table:style-name="ce4" office:value-type="float" office:value="0.0413" calcext:value-type="float">
            <text:p>0.041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569" calcext:value-type="float">
            <text:p>4.6569</text:p>
          </table:table-cell>
          <table:table-cell table:style-name="ce4" office:value-type="float" office:value="0.0851" calcext:value-type="float">
            <text:p>0.085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633" calcext:value-type="float">
            <text:p>4.6633</text:p>
          </table:table-cell>
          <table:table-cell table:style-name="ce4" office:value-type="float" office:value="0.1076" calcext:value-type="float">
            <text:p>0.1076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284" calcext:value-type="float">
            <text:p>4.6284</text:p>
          </table:table-cell>
          <table:table-cell table:style-name="ce4" office:value-type="float" office:value="0.0503" calcext:value-type="float">
            <text:p>0.050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447" calcext:value-type="float">
            <text:p>4.6447</text:p>
          </table:table-cell>
          <table:table-cell table:style-name="ce4" office:value-type="float" office:value="0.0618" calcext:value-type="float">
            <text:p>0.06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8628" calcext:value-type="float">
            <text:p>4.8628</text:p>
          </table:table-cell>
          <table:table-cell table:style-name="ce4" office:value-type="float" office:value="0.0718" calcext:value-type="float">
            <text:p>0.07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5758" calcext:value-type="float">
            <text:p>4.5758</text:p>
          </table:table-cell>
          <table:table-cell table:style-name="ce4" office:value-type="float" office:value="0.0571" calcext:value-type="float">
            <text:p>0.057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378" calcext:value-type="float">
            <text:p>4.6378</text:p>
          </table:table-cell>
          <table:table-cell table:style-name="ce4" office:value-type="float" office:value="0.0716" calcext:value-type="float">
            <text:p>0.07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8407" calcext:value-type="float">
            <text:p>4.8407</text:p>
          </table:table-cell>
          <table:table-cell table:style-name="ce4" office:value-type="float" office:value="0.0661" calcext:value-type="float">
            <text:p>0.066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5726" calcext:value-type="float">
            <text:p>4.5726</text:p>
          </table:table-cell>
          <table:table-cell table:style-name="ce4" office:value-type="float" office:value="0.0611" calcext:value-type="float">
            <text:p>0.061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7964" calcext:value-type="float">
            <text:p>4.7964</text:p>
          </table:table-cell>
          <table:table-cell table:style-name="ce4" office:value-type="float" office:value="0.0627" calcext:value-type="float">
            <text:p>0.0627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9482" calcext:value-type="float">
            <text:p>4.9482</text:p>
          </table:table-cell>
          <table:table-cell table:style-name="ce4" office:value-type="float" office:value="0.0602" calcext:value-type="float">
            <text:p>0.0602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342" calcext:value-type="float">
            <text:p>4.6342</text:p>
          </table:table-cell>
          <table:table-cell table:style-name="ce4" office:value-type="float" office:value="0.0526" calcext:value-type="float">
            <text:p>0.0526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558" calcext:value-type="float">
            <text:p>4.6558</text:p>
          </table:table-cell>
          <table:table-cell table:style-name="ce4" office:value-type="float" office:value="0.0564" calcext:value-type="float">
            <text:p>0.0564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918" calcext:value-type="float">
            <text:p>4.918</text:p>
          </table:table-cell>
          <table:table-cell table:style-name="ce4" office:value-type="float" office:value="0.0571" calcext:value-type="float">
            <text:p>0.057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3848" calcext:value-type="float">
            <text:p>3.3848</text:p>
          </table:table-cell>
          <table:table-cell table:style-name="ce4" office:value-type="float" office:value="0.0915" calcext:value-type="float">
            <text:p>0.091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4637" calcext:value-type="float">
            <text:p>3.4637</text:p>
          </table:table-cell>
          <table:table-cell table:style-name="ce4" office:value-type="float" office:value="0.146" calcext:value-type="float">
            <text:p>0.14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6503" calcext:value-type="float">
            <text:p>3.6503</text:p>
          </table:table-cell>
          <table:table-cell table:style-name="ce4" office:value-type="float" office:value="0.187" calcext:value-type="float">
            <text:p>0.1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3586" calcext:value-type="float">
            <text:p>3.3586</text:p>
          </table:table-cell>
          <table:table-cell table:style-name="ce4" office:value-type="float" office:value="0.0959" calcext:value-type="float">
            <text:p>0.09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6973" calcext:value-type="float">
            <text:p>3.6973</text:p>
          </table:table-cell>
          <table:table-cell table:style-name="ce4" office:value-type="float" office:value="0.1166" calcext:value-type="float">
            <text:p>0.116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2.8906" calcext:value-type="float">
            <text:p>2.8906</text:p>
          </table:table-cell>
          <table:table-cell table:style-name="ce4" office:value-type="float" office:value="0.1022" calcext:value-type="float">
            <text:p>0.10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0395" calcext:value-type="float">
            <text:p>3.0395</text:p>
          </table:table-cell>
          <table:table-cell table:style-name="ce4" office:value-type="float" office:value="0.1145" calcext:value-type="float">
            <text:p>0.114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0641" calcext:value-type="float">
            <text:p>4.0641</text:p>
          </table:table-cell>
          <table:table-cell table:style-name="ce4" office:value-type="float" office:value="0.0653" calcext:value-type="float">
            <text:p>0.06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3227" calcext:value-type="float">
            <text:p>3.3227</text:p>
          </table:table-cell>
          <table:table-cell table:style-name="ce4" office:value-type="float" office:value="0.0566" calcext:value-type="float">
            <text:p>0.056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6964" calcext:value-type="float">
            <text:p>3.6964</text:p>
          </table:table-cell>
          <table:table-cell table:style-name="ce4" office:value-type="float" office:value="0.0816" calcext:value-type="float">
            <text:p>0.08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356" calcext:value-type="float">
            <text:p>3.356</text:p>
          </table:table-cell>
          <table:table-cell table:style-name="ce4" office:value-type="float" office:value="0.0662" calcext:value-type="float">
            <text:p>0.066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7049" calcext:value-type="float">
            <text:p>3.7049</text:p>
          </table:table-cell>
          <table:table-cell table:style-name="ce4" office:value-type="float" office:value="0.0821" calcext:value-type="float">
            <text:p>0.08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5854" calcext:value-type="float">
            <text:p>3.5854</text:p>
          </table:table-cell>
          <table:table-cell table:style-name="ce4" office:value-type="float" office:value="0.0858" calcext:value-type="float">
            <text:p>0.085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306" calcext:value-type="float">
            <text:p>4.6306</text:p>
          </table:table-cell>
          <table:table-cell table:style-name="ce4" office:value-type="float" office:value="0.0358" calcext:value-type="float">
            <text:p>0.035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7223" calcext:value-type="float">
            <text:p>4.7223</text:p>
          </table:table-cell>
          <table:table-cell table:style-name="ce4" office:value-type="float" office:value="0.0411" calcext:value-type="float">
            <text:p>0.041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145" calcext:value-type="float">
            <text:p>4.6145</text:p>
          </table:table-cell>
          <table:table-cell table:style-name="ce4" office:value-type="float" office:value="0.0352" calcext:value-type="float">
            <text:p>0.0352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7">
          <table:table-cell table:number-columns-repeated="3"/>
          <table:table-cell table:style-name="ce4" office:value-type="string" calcext:value-type="string">
            <text:p>maximum growth rate, h−1</text:p>
          </table:table-cell>
          <table:table-cell table:number-columns-repeated="2"/>
          <table:table-cell table:style-name="ce4"/>
          <table:table-cell table:style-name="ce4" office:value-type="float" office:value="1.123" calcext:value-type="float">
            <text:p>1.123</text:p>
          </table:table-cell>
          <table:table-cell table:style-name="ce4" office:value-type="float" office:value="0.0487" calcext:value-type="float">
            <text:p>0.0487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97" calcext:value-type="float">
            <text:p>1.197</text:p>
          </table:table-cell>
          <table:table-cell table:style-name="ce4" office:value-type="float" office:value="0.0474" calcext:value-type="float">
            <text:p>0.0474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2819" calcext:value-type="float">
            <text:p>1.2819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921" calcext:value-type="float">
            <text:p>1.0921</text:p>
          </table:table-cell>
          <table:table-cell table:style-name="ce4" office:value-type="float" office:value="0.1053" calcext:value-type="float">
            <text:p>0.1053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6078" calcext:value-type="float">
            <text:p>1.6078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2274" calcext:value-type="float">
            <text:p>1.227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4047" calcext:value-type="float">
            <text:p>1.4047</text:p>
          </table:table-cell>
          <table:table-cell table:style-name="ce4" office:value-type="float" office:value="0.1054" calcext:value-type="float">
            <text:p>0.1054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3442" calcext:value-type="float">
            <text:p>1.3442</text:p>
          </table:table-cell>
          <table:table-cell table:style-name="ce4" office:value-type="float" office:value="0.0865" calcext:value-type="float">
            <text:p>0.0865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3159" calcext:value-type="float">
            <text:p>1.3159</text:p>
          </table:table-cell>
          <table:table-cell table:style-name="ce4" office:value-type="float" office:value="0.1001" calcext:value-type="float">
            <text:p>0.1001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793" calcext:value-type="float">
            <text:p>1.1793</text:p>
          </table:table-cell>
          <table:table-cell table:style-name="ce4" office:value-type="float" office:value="0.0696" calcext:value-type="float">
            <text:p>0.0696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5887" calcext:value-type="float">
            <text:p>1.5887</text:p>
          </table:table-cell>
          <table:table-cell table:style-name="ce4" office:value-type="float" office:value="0.1296" calcext:value-type="float">
            <text:p>0.1296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5627" calcext:value-type="float">
            <text:p>1.5627</text:p>
          </table:table-cell>
          <table:table-cell table:style-name="ce4" office:value-type="float" office:value="0.1122" calcext:value-type="float">
            <text:p>0.1122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4038" calcext:value-type="float">
            <text:p>1.4038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6578" calcext:value-type="float">
            <text:p>1.6578</text:p>
          </table:table-cell>
          <table:table-cell table:style-name="ce4" office:value-type="float" office:value="0.1172" calcext:value-type="float">
            <text:p>0.1172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5112" calcext:value-type="float">
            <text:p>1.5112</text:p>
          </table:table-cell>
          <table:table-cell table:style-name="ce4" office:value-type="float" office:value="0.102" calcext:value-type="float">
            <text:p>0.102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693" calcext:value-type="float">
            <text:p>1.1693</text:p>
          </table:table-cell>
          <table:table-cell table:style-name="ce4" office:value-type="float" office:value="0.0571" calcext:value-type="float">
            <text:p>0.0571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794" calcext:value-type="float">
            <text:p>0.279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667" calcext:value-type="float">
            <text:p>0.2667</text:p>
          </table:table-cell>
          <table:table-cell table:style-name="ce4" office:value-type="float" office:value="0.0276" calcext:value-type="float">
            <text:p>0.027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707" calcext:value-type="float">
            <text:p>0.2707</text:p>
          </table:table-cell>
          <table:table-cell table:style-name="ce4" office:value-type="float" office:value="0.0321" calcext:value-type="float">
            <text:p>0.03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3261" calcext:value-type="float">
            <text:p>0.3261</text:p>
          </table:table-cell>
          <table:table-cell table:style-name="ce4" office:value-type="float" office:value="0.0287" calcext:value-type="float">
            <text:p>0.02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596" calcext:value-type="float">
            <text:p>0.2596</text:p>
          </table:table-cell>
          <table:table-cell table:style-name="ce4" office:value-type="float" office:value="0.018" calcext:value-type="float">
            <text:p>0.01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94" calcext:value-type="float">
            <text:p>0.294</text:p>
          </table:table-cell>
          <table:table-cell table:style-name="ce4" office:value-type="float" office:value="0.0322" calcext:value-type="float">
            <text:p>0.03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466" calcext:value-type="float">
            <text:p>0.2466</text:p>
          </table:table-cell>
          <table:table-cell table:style-name="ce4" office:value-type="float" office:value="0.0228" calcext:value-type="float">
            <text:p>0.022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3563" calcext:value-type="float">
            <text:p>0.3563</text:p>
          </table:table-cell>
          <table:table-cell table:style-name="ce4" office:value-type="float" office:value="0.0153" calcext:value-type="float">
            <text:p>0.01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4715" calcext:value-type="float">
            <text:p>0.4715</text:p>
          </table:table-cell>
          <table:table-cell table:style-name="ce4" office:value-type="float" office:value="0.032" calcext:value-type="float">
            <text:p>0.03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4454" calcext:value-type="float">
            <text:p>0.4454</text:p>
          </table:table-cell>
          <table:table-cell table:style-name="ce4" office:value-type="float" office:value="0.0342" calcext:value-type="float">
            <text:p>0.034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3126" calcext:value-type="float">
            <text:p>0.3126</text:p>
          </table:table-cell>
          <table:table-cell table:style-name="ce4" office:value-type="float" office:value="0.0181" calcext:value-type="float">
            <text:p>0.018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4218" calcext:value-type="float">
            <text:p>0.4218</text:p>
          </table:table-cell>
          <table:table-cell table:style-name="ce4" office:value-type="float" office:value="0.0332" calcext:value-type="float">
            <text:p>0.033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3127" calcext:value-type="float">
            <text:p>0.3127</text:p>
          </table:table-cell>
          <table:table-cell table:style-name="ce4" office:value-type="float" office:value="0.0202" calcext:value-type="float">
            <text:p>0.02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5407" calcext:value-type="float">
            <text:p>1.5407</text:p>
          </table:table-cell>
          <table:table-cell table:style-name="ce4" office:value-type="float" office:value="0.0839" calcext:value-type="float">
            <text:p>0.083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3706" calcext:value-type="float">
            <text:p>1.3706</text:p>
          </table:table-cell>
          <table:table-cell table:style-name="ce4" office:value-type="float" office:value="0.0769" calcext:value-type="float">
            <text:p>0.076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2379" calcext:value-type="float">
            <text:p>1.2379</text:p>
          </table:table-cell>
          <table:table-cell table:style-name="ce4" office:value-type="float" office:value="0.0575" calcext:value-type="float">
            <text:p>0.0575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"/>
          <table:table-cell table:style-name="ce4" office:value-type="string" calcext:value-type="string">
            <text:p>lag time, h</text:p>
          </table:table-cell>
          <table:table-cell table:number-columns-repeated="2"/>
          <table:table-cell table:style-name="ce4"/>
          <table:table-cell table:style-name="ce4" office:value-type="float" office:value="1.2725" calcext:value-type="float">
            <text:p>1.2725</text:p>
          </table:table-cell>
          <table:table-cell table:style-name="ce4" office:value-type="float" office:value="0.0802" calcext:value-type="float">
            <text:p>0.0802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256" calcext:value-type="float">
            <text:p>1.256</text:p>
          </table:table-cell>
          <table:table-cell table:style-name="ce4" office:value-type="float" office:value="0.0677" calcext:value-type="float">
            <text:p>0.0677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586" calcext:value-type="float">
            <text:p>1.0586</text:p>
          </table:table-cell>
          <table:table-cell table:style-name="ce4" office:value-type="float" office:value="0.1297" calcext:value-type="float">
            <text:p>0.1297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118" calcext:value-type="float">
            <text:p>1.1118</text:p>
          </table:table-cell>
          <table:table-cell table:style-name="ce4" office:value-type="float" office:value="0.176" calcext:value-type="float">
            <text:p>0.176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0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482" calcext:value-type="float">
            <text:p>1.0482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0959" calcext:value-type="float">
            <text:p>0.0959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582" calcext:value-type="float">
            <text:p>1.0582</text:p>
          </table:table-cell>
          <table:table-cell table:style-name="ce4" office:value-type="float" office:value="0.1028" calcext:value-type="float">
            <text:p>0.1028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705" calcext:value-type="float">
            <text:p>1.0705</text:p>
          </table:table-cell>
          <table:table-cell table:style-name="ce4" office:value-type="float" office:value="0.0864" calcext:value-type="float">
            <text:p>0.0864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382" calcext:value-type="float">
            <text:p>1.1382</text:p>
          </table:table-cell>
          <table:table-cell table:style-name="ce4" office:value-type="float" office:value="0.1094" calcext:value-type="float">
            <text:p>0.1094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165" calcext:value-type="float">
            <text:p>1.1165</text:p>
          </table:table-cell>
          <table:table-cell table:style-name="ce4" office:value-type="float" office:value="0.1028" calcext:value-type="float">
            <text:p>0.1028</text:p>
          </table:table-cell>
          <table:table-cell table:style-name="ce4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127" calcext:value-type="float">
            <text:p>1.1127</text:p>
          </table:table-cell>
          <table:table-cell table:style-name="ce4" office:value-type="float" office:value="0.0876" calcext:value-type="float">
            <text:p>0.0876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2593" calcext:value-type="float">
            <text:p>1.2593</text:p>
          </table:table-cell>
          <table:table-cell table:style-name="ce4" office:value-type="float" office:value="0.0886" calcext:value-type="float">
            <text:p>0.0886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247" calcext:value-type="float">
            <text:p>1.0247</text:p>
          </table:table-cell>
          <table:table-cell table:style-name="ce4" office:value-type="float" office:value="0.0851" calcext:value-type="float">
            <text:p>0.0851</text:p>
          </table:table-cell>
          <table:table-cell table:style-name="ce4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652" calcext:value-type="float">
            <text:p>1.1652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1752" calcext:value-type="float">
            <text:p>1.1752</text:p>
          </table:table-cell>
          <table:table-cell table:style-name="ce4" office:value-type="float" office:value="0.0812" calcext:value-type="float">
            <text:p>0.0812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3661" calcext:value-type="float">
            <text:p>1.3661</text:p>
          </table:table-cell>
          <table:table-cell table:style-name="ce4" office:value-type="float" office:value="0.0946" calcext:value-type="float">
            <text:p>0.0946</text:p>
          </table:table-cell>
          <table:table-cell table:style-name="ce4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7736" calcext:value-type="float">
            <text:p>3.7736</text:p>
          </table:table-cell>
          <table:table-cell table:style-name="ce4" office:value-type="float" office:value="0.4084" calcext:value-type="float">
            <text:p>0.4084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6272" calcext:value-type="float">
            <text:p>4.6272</text:p>
          </table:table-cell>
          <table:table-cell table:style-name="ce4" office:value-type="float" office:value="0.6059" calcext:value-type="float">
            <text:p>0.6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2.9834" calcext:value-type="float">
            <text:p>2.9834</text:p>
          </table:table-cell>
          <table:table-cell table:style-name="ce4" office:value-type="float" office:value="0.7353" calcext:value-type="float">
            <text:p>0.735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.304" calcext:value-type="float">
            <text:p>4.304</text:p>
          </table:table-cell>
          <table:table-cell table:style-name="ce4" office:value-type="float" office:value="0.4437" calcext:value-type="float">
            <text:p>0.443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5406" calcext:value-type="float">
            <text:p>3.5406</text:p>
          </table:table-cell>
          <table:table-cell table:style-name="ce4" office:value-type="float" office:value="0.4402" calcext:value-type="float">
            <text:p>0.44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2.3359" calcext:value-type="float">
            <text:p>2.3359</text:p>
          </table:table-cell>
          <table:table-cell table:style-name="ce4" office:value-type="float" office:value="0.5348" calcext:value-type="float">
            <text:p>0.534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9882" calcext:value-type="float">
            <text:p>1.9882</text:p>
          </table:table-cell>
          <table:table-cell table:style-name="ce4" office:value-type="float" office:value="0.5359" calcext:value-type="float">
            <text:p>0.53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2.2541" calcext:value-type="float">
            <text:p>2.2541</text:p>
          </table:table-cell>
          <table:table-cell table:style-name="ce4" office:value-type="float" office:value="0.2362" calcext:value-type="float">
            <text:p>0.236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5125" calcext:value-type="float">
            <text:p>1.5125</text:p>
          </table:table-cell>
          <table:table-cell table:style-name="ce4" office:value-type="float" office:value="0.2338" calcext:value-type="float">
            <text:p>0.2338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6498" calcext:value-type="float">
            <text:p>1.6498</text:p>
          </table:table-cell>
          <table:table-cell table:style-name="ce4" office:value-type="float" office:value="0.313" calcext:value-type="float">
            <text:p>0.31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3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1353" calcext:value-type="float">
            <text:p>3.1353</text:p>
          </table:table-cell>
          <table:table-cell table:style-name="ce4" office:value-type="float" office:value="0.3059" calcext:value-type="float">
            <text:p>0.3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.3287" calcext:value-type="float">
            <text:p>3.3287</text:p>
          </table:table-cell>
          <table:table-cell table:style-name="ce4" office:value-type="float" office:value="0.3526" calcext:value-type="float">
            <text:p>0.352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2.5988" calcext:value-type="float">
            <text:p>2.5988</text:p>
          </table:table-cell>
          <table:table-cell table:style-name="ce4" office:value-type="float" office:value="0.3583" calcext:value-type="float">
            <text:p>0.358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10-3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3725" calcext:value-type="float">
            <text:p>1.3725</text:p>
          </table:table-cell>
          <table:table-cell table:style-name="ce4" office:value-type="float" office:value="0.0697" calcext:value-type="float">
            <text:p>0.069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1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2416" calcext:value-type="float">
            <text:p>1.2416</text:p>
          </table:table-cell>
          <table:table-cell table:style-name="ce4" office:value-type="float" office:value="0.0827" calcext:value-type="float">
            <text:p>0.082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2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3301" calcext:value-type="float">
            <text:p>1.3301</text:p>
          </table:table-cell>
          <table:table-cell table:style-name="ce4" office:value-type="float" office:value="0.0788" calcext:value-type="float">
            <text:p>0.078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T10-3 </text:p>
          </table:table-cell>
          <table:table-cell table:number-columns-repeated="21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5">
          <table:table-cell/>
          <table:table-cell table:style-name="ce4" office:value-type="string" calcext:value-type="string">
            <text:p>Swift thermal reaction norm evolution in a key marine phytoplankton species</text:p>
          </table:table-cell>
          <table:table-cell table:style-name="ce4" office:value-type="string" calcext:value-type="string">
            <text:p>(Listmann et al., 2016)</text:p>
          </table:table-cell>
          <table:table-cell table:style-name="ce4" office:value-type="string" calcext:value-type="string">
            <text:p>µ [1/day]</text:p>
          </table:table-cell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122" calcext:value-type="float">
            <text:p>1.122</text:p>
          </table:table-cell>
          <table:table-cell table:number-columns-repeated="15"/>
        </table:table-row>
        <table:table-row table:style-name="ro6">
          <table:table-cell table:number-columns-repeated="3"/>
          <table:table-cell table:style-name="ce4" office:value-type="string" calcext:value-type="string">
            <text:p>(exponential growth rate)</text:p>
          </table:table-cell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109" calcext:value-type="float">
            <text:p>1.109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056" calcext:value-type="float">
            <text:p>1.056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065" calcext:value-type="float">
            <text:p>1.065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.934" calcext:value-type="float">
            <text:p>0.934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966" calcext:value-type="float">
            <text:p>0.966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.966" calcext:value-type="float">
            <text:p>0.966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.929" calcext:value-type="float">
            <text:p>0.929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.924" calcext:value-type="float">
            <text:p>0.924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.785" calcext:value-type="float">
            <text:p>0.785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.802" calcext:value-type="float">
            <text:p>0.802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.841" calcext:value-type="float">
            <text:p>0.841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2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.761" calcext:value-type="float">
            <text:p>0.76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056" calcext:value-type="float">
            <text:p>1.05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039" calcext:value-type="float">
            <text:p>1.03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031" calcext:value-type="float">
            <text:p>1.03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035" calcext:value-type="float">
            <text:p>1.03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12" calcext:value-type="float">
            <text:p>1.01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0.912" calcext:value-type="float">
            <text:p>0.91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0.874" calcext:value-type="float">
            <text:p>0.87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0.852" calcext:value-type="float">
            <text:p>0.85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829" calcext:value-type="float">
            <text:p>0.82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1 +T</text:p>
          </table:table-cell>
          <table:table-cell table:number-columns-repeated="21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782" calcext:value-type="float">
            <text:p>0.78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0.81" calcext:value-type="float">
            <text:p>0.8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0.704" calcext:value-type="float">
            <text:p>0.70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0.717" calcext:value-type="float">
            <text:p>0.71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477" calcext:value-type="float">
            <text:p>1.47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465" calcext:value-type="float">
            <text:p>1.46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472" calcext:value-type="float">
            <text:p>1.47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483" calcext:value-type="float">
            <text:p>1.48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471" calcext:value-type="float">
            <text:p>1.47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438" calcext:value-type="float">
            <text:p>1.43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406" calcext:value-type="float">
            <text:p>1.40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431" calcext:value-type="float">
            <text:p>1.43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454" calcext:value-type="float">
            <text:p>1.45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419" calcext:value-type="float">
            <text:p>1.41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169" calcext:value-type="float">
            <text:p>1.16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331" calcext:value-type="float">
            <text:p>1.33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329" calcext:value-type="float">
            <text:p>1.32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417" calcext:value-type="float">
            <text:p>1.41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89" calcext:value-type="float">
            <text:p>1.38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264" calcext:value-type="float">
            <text:p>1.26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282" calcext:value-type="float">
            <text:p>1.28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03" calcext:value-type="float">
            <text:p>1.30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259" calcext:value-type="float">
            <text:p>1.25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155" calcext:value-type="float">
            <text:p>1.15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304" calcext:value-type="float">
            <text:p>1.30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172" calcext:value-type="float">
            <text:p>1.17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241" calcext:value-type="float">
            <text:p>1.24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122" calcext:value-type="float">
            <text:p>1.12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05" calcext:value-type="float">
            <text:p>1.20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532" calcext:value-type="float">
            <text:p>1.53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523" calcext:value-type="float">
            <text:p>1.52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549" calcext:value-type="float">
            <text:p>1.54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475" calcext:value-type="float">
            <text:p>1.47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517" calcext:value-type="float">
            <text:p>1.51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512" calcext:value-type="float">
            <text:p>1.51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479" calcext:value-type="float">
            <text:p>1.47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516" calcext:value-type="float">
            <text:p>1.51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536" calcext:value-type="float">
            <text:p>1.53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538" calcext:value-type="float">
            <text:p>1.53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165" calcext:value-type="float">
            <text:p>1.16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314" calcext:value-type="float">
            <text:p>1.31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79" calcext:value-type="float">
            <text:p>1.37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37" calcext:value-type="float">
            <text:p>1.33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499" calcext:value-type="float">
            <text:p>1.49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471" calcext:value-type="float">
            <text:p>1.47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447" calcext:value-type="float">
            <text:p>1.44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472" calcext:value-type="float">
            <text:p>1.47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413" calcext:value-type="float">
            <text:p>1.41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437" calcext:value-type="float">
            <text:p>1.43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41" calcext:value-type="float">
            <text:p>1.4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404" calcext:value-type="float">
            <text:p>1.40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382" calcext:value-type="float">
            <text:p>1.38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359" calcext:value-type="float">
            <text:p>1.35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339" calcext:value-type="float">
            <text:p>1.33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321" calcext:value-type="float">
            <text:p>1.32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286" calcext:value-type="float">
            <text:p>1.28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37" calcext:value-type="float">
            <text:p>1.3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458" calcext:value-type="float">
            <text:p>1.45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338" calcext:value-type="float">
            <text:p>1.33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399" calcext:value-type="float">
            <text:p>1.39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444" calcext:value-type="float">
            <text:p>1.44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185" calcext:value-type="float">
            <text:p>1.18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344" calcext:value-type="float">
            <text:p>1.34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38" calcext:value-type="float">
            <text:p>1.3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288" calcext:value-type="float">
            <text:p>1.28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318" calcext:value-type="float">
            <text:p>1.31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227" calcext:value-type="float">
            <text:p>1.22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21" calcext:value-type="float">
            <text:p>1.2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164" calcext:value-type="float">
            <text:p>1.16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29" calcext:value-type="float">
            <text:p>1.32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306" calcext:value-type="float">
            <text:p>1.30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34" calcext:value-type="float">
            <text:p>1.3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351" calcext:value-type="float">
            <text:p>1.35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77" calcext:value-type="float">
            <text:p>1.37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416" calcext:value-type="float">
            <text:p>1.41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396" calcext:value-type="float">
            <text:p>1.39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55" calcext:value-type="float">
            <text:p>1.35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39" calcext:value-type="float">
            <text:p>1.3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331" calcext:value-type="float">
            <text:p>1.33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231" calcext:value-type="float">
            <text:p>1.23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384" calcext:value-type="float">
            <text:p>1.38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464" calcext:value-type="float">
            <text:p>1.46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383" calcext:value-type="float">
            <text:p>1.38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42" calcext:value-type="float">
            <text:p>1.24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0.893" calcext:value-type="float">
            <text:p>0.89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085" calcext:value-type="float">
            <text:p>1.08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06" calcext:value-type="float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0.983" calcext:value-type="float">
            <text:p>0.98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943" calcext:value-type="float">
            <text:p>0.94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.575" calcext:value-type="float">
            <text:p>0.57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.633" calcext:value-type="float">
            <text:p>0.63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.608" calcext:value-type="float">
            <text:p>0.60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147" calcext:value-type="float">
            <text:p>1.14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178" calcext:value-type="float">
            <text:p>1.17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247" calcext:value-type="float">
            <text:p>1.24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16" calcext:value-type="float">
            <text:p>1.31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312" calcext:value-type="float">
            <text:p>1.31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15" calcext:value-type="float">
            <text:p>1.01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06" calcext:value-type="float">
            <text:p>1.30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195" calcext:value-type="float">
            <text:p>1.19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097" calcext:value-type="float">
            <text:p>1.09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0.99" calcext:value-type="float">
            <text:p>0.9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994" calcext:value-type="float">
            <text:p>0.99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183" calcext:value-type="float">
            <text:p>1.18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043" calcext:value-type="float">
            <text:p>1.04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0.344" calcext:value-type="float">
            <text:p>0.34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0.356" calcext:value-type="float">
            <text:p>0.35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0.365" calcext:value-type="float">
            <text:p>0.365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0.416" calcext:value-type="float">
            <text:p>0.416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344" calcext:value-type="float">
            <text:p>0.34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0.752" calcext:value-type="float">
            <text:p>0.75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0.677" calcext:value-type="float">
            <text:p>0.67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23" calcext:value-type="float">
            <text:p>1.02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0.618" calcext:value-type="float">
            <text:p>0.61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0.629" calcext:value-type="float">
            <text:p>0.629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723" calcext:value-type="float">
            <text:p>0.723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0.608" calcext:value-type="float">
            <text:p>0.608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597" calcext:value-type="float">
            <text:p>0.597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0.751" calcext:value-type="float">
            <text:p>0.751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0.614" calcext:value-type="float">
            <text:p>0.614</text:p>
          </table:table-cell>
          <table:table-cell table:number-columns-repeated="15"/>
        </table:table-row>
        <table:table-row table:style-name="ro2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0.698" calcext:value-type="float">
            <text:p>0.698</text:p>
          </table:table-cell>
          <table:table-cell table:number-columns-repeated="15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8">
          <table:table-cell/>
          <table:table-cell table:style-name="ce4" office:value-type="string" calcext:value-type="string">
            <text:p>Experimental Evolution in Coral Photosymbionts as a Tool to Increase Thermal Tolerance</text:p>
          </table:table-cell>
          <table:table-cell table:style-name="ce4" office:value-type="string" calcext:value-type="string">
            <text:p>(Chakravarti and van Oppen, 2018)</text:p>
          </table:table-cell>
          <table:table-cell table:number-columns-repeated="2"/>
          <table:table-cell table:style-name="ce6" office:value-type="string" calcext:value-type="string">
            <text:p>Symbiodinium <text:span text:style-name="T3">strain</text:span></text:p>
          </table:table-cell>
          <table:table-cell office:value-type="string" calcext:value-type="string">
            <text:p>supplementary material</text:p>
          </table:table-cell>
          <table:table-cell table:number-columns-repeated="36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707851534665892" calcext:value-type="float">
            <text:p>0.07078515346658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783356571079698" calcext:value-type="float">
            <text:p>0.0783356571079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766619040245741" calcext:value-type="float">
            <text:p>0.07666190402457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03633456208492" calcext:value-type="float">
            <text:p>0.10363345620849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851757605956017" calcext:value-type="float">
            <text:p>0.08517576059560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0181990126023" calcext:value-type="float">
            <text:p>0.10018199012602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890074842527172" calcext:value-type="float">
            <text:p>0.08900748425271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757930030057322" calcext:value-type="float">
            <text:p>0.07579300300573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860490846024839" calcext:value-type="float">
            <text:p>0.08604908460248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848606900543945" calcext:value-type="float">
            <text:p>0.08486069005439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892425436240925" calcext:value-type="float">
            <text:p>0.08924254362409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2567699465178" calcext:value-type="float">
            <text:p>0.10256769946517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595059359810871" calcext:value-type="float">
            <text:p>0.05950593598108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647466738159961" calcext:value-type="float">
            <text:p>0.06474667381599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A3c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69558457214636" calcext:value-type="float">
            <text:p>0.06955845721463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66553065" calcext:value-type="float">
            <text:p>0.06655306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70342036" calcext:value-type="float">
            <text:p>0.07034203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68190406" calcext:value-type="float">
            <text:p>0.06819040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53899455" calcext:value-type="float">
            <text:p>0.05389945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43643373" calcext:value-type="float">
            <text:p>0.04364337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4222587" calcext:value-type="float">
            <text:p>0.0422258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43897471" calcext:value-type="float">
            <text:p>0.04389747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22771528" calcext:value-type="float">
            <text:p>0.02277152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19023539" calcext:value-type="float">
            <text:p>0.01902353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45707569" calcext:value-type="float">
            <text:p>0.04570756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49788506" calcext:value-type="float">
            <text:p>0.04978850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55064315" calcext:value-type="float">
            <text:p>0.05506431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52107737" calcext:value-type="float">
            <text:p>0.05210773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52410172" calcext:value-type="float">
            <text:p>0.05241017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D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4802767" calcext:value-type="float">
            <text:p>0.0480276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27842956302164" calcext:value-type="float">
            <text:p>0.12784295630216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20167199366559" calcext:value-type="float">
            <text:p>0.12016719936655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43067664549923" calcext:value-type="float">
            <text:p>0.14306766454992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1098200590816" calcext:value-type="float">
            <text:p>0.13109820059081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06850122459907" calcext:value-type="float">
            <text:p>0.10685012245990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41651211814119" calcext:value-type="float">
            <text:p>0.14165121181411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996070233185178" calcext:value-type="float">
            <text:p>0.09960702331851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987900167208315" calcext:value-type="float">
            <text:p>0.09879001672083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95548619113403" calcext:value-type="float">
            <text:p>0.09554861911340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05274938984531" calcext:value-type="float">
            <text:p>0.10527493898453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18914562544761" calcext:value-type="float">
            <text:p>0.11891456254476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6610515084164" calcext:value-type="float">
            <text:p>0.10661051508416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1414032379937" calcext:value-type="float">
            <text:p>0.13141403237993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31649798344498" calcext:value-type="float">
            <text:p>0.13164979834449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22686593613557" calcext:value-type="float">
            <text:p>0.12268659361355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43667472668777" calcext:value-type="float">
            <text:p>0.14366747266877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31984976057124" calcext:value-type="float">
            <text:p>0.13198497605712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8533795764457" calcext:value-type="float">
            <text:p>0.10853379576445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18817091885488" calcext:value-type="float">
            <text:p>0.11881709188548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13083656926359" calcext:value-type="float">
            <text:p>0.11308365692635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0943979264256" calcext:value-type="float">
            <text:p>0.10094397926425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21420388037894" calcext:value-type="float">
            <text:p>0.12142038803789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37995189276495" calcext:value-type="float">
            <text:p>0.13799518927649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40438312566899" calcext:value-type="float">
            <text:p>0.14043831256689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01601232240617" calcext:value-type="float">
            <text:p>0.10160123224061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873438844028463" calcext:value-type="float">
            <text:p>0.08734388440284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20126326038167" calcext:value-type="float">
            <text:p>0.12012632603816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45678729418676" calcext:value-type="float">
            <text:p>0.14567872941867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30939646507189" calcext:value-type="float">
            <text:p>0.13093964650718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35372606534847" calcext:value-type="float">
            <text:p>0.13537260653484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20357566941807" calcext:value-type="float">
            <text:p>0.12035756694180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36394380874937" calcext:value-type="float">
            <text:p>0.13639438087493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4939009114572" calcext:value-type="float">
            <text:p>0.1493900911457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3956899118221" calcext:value-type="float">
            <text:p>0.13395689911822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55448376222339" calcext:value-type="float">
            <text:p>0.15544837622233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3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62167080310097" calcext:value-type="float">
            <text:p>0.16216708031009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3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49909890075161" calcext:value-type="float">
            <text:p>0.14990989007516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2597268655739" calcext:value-type="float">
            <text:p>0.1259726865573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39973302007657" calcext:value-type="float">
            <text:p>0.13997330200765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9" office:value-type="float" office:value="0.135003342739603" calcext:value-type="float">
            <text:p>0.13500334273960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0.141585006371664" calcext:value-type="float">
            <text:p>0.14158500637166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9" office:value-type="float" office:value="0.124574141528351" calcext:value-type="float">
            <text:p>0.12457414152835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9" office:value-type="float" office:value="0.141585006371664" calcext:value-type="float">
            <text:p>0.14158500637166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0.143922672762812" calcext:value-type="float">
            <text:p>0.14392267276281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9" office:value-type="float" office:value="0.149967362995622" calcext:value-type="float">
            <text:p>0.14996736299562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9" office:value-type="float" office:value="0.138595638818946" calcext:value-type="float">
            <text:p>0.13859563881894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0.141186201254877" calcext:value-type="float">
            <text:p>0.14118620125487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SS@34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9" office:value-type="float" office:value="0.135151326539441" calcext:value-type="float">
            <text:p>0.13515132653944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4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9" office:value-type="float" office:value="0.129898494913106" calcext:value-type="float">
            <text:p>0.12989849491310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0.107563143667692" calcext:value-type="float">
            <text:p>0.10756314366769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F1</text:p>
          </table:table-cell>
          <table:table-cell table:number-columns-repeated="15"/>
          <table:table-cell table:style-name="ce8" office:value-type="string" calcext:value-type="string">
            <text:p>WT@34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9" office:value-type="float" office:value="0.118523707090721" calcext:value-type="float">
            <text:p>0.11852370709072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6466690078156" calcext:value-type="float">
            <text:p>0.13646669007815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20830807864444" calcext:value-type="float">
            <text:p>0.12083080786444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2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14675012659989" calcext:value-type="float">
            <text:p>0.11467501265998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25886244911545" calcext:value-type="float">
            <text:p>0.12588624491154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17235187362013" calcext:value-type="float">
            <text:p>0.11723518736201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1351224555759" calcext:value-type="float">
            <text:p>0.1135122455575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27423086358147" calcext:value-type="float">
            <text:p>0.127423086358147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27926571852009" calcext:value-type="float">
            <text:p>0.12792657185200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32814658773686" calcext:value-type="float">
            <text:p>0.132814658773686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1713489146489" calcext:value-type="float">
            <text:p>0.1171348914648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26915254173164" calcext:value-type="float">
            <text:p>0.12691525417316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SS@30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2386219904769" calcext:value-type="float">
            <text:p>0.1238621990476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1916296255174" calcext:value-type="float">
            <text:p>0.13191629625517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14509062663391" calcext:value-type="float">
            <text:p>0.114509062663391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7" office:value-type="string" calcext:value-type="string">
            <text:p>WT@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1813006087512" calcext:value-type="float">
            <text:p>0.11813006087512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3926882018138" calcext:value-type="float">
            <text:p>0.1392688201813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15062501207019" calcext:value-type="float">
            <text:p>0.11506250120701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11258194716288" calcext:value-type="float">
            <text:p>0.11125819471628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05642204669219" calcext:value-type="float">
            <text:p>0.10564220466921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03403406914845" calcext:value-type="float">
            <text:p>0.10340340691484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b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01076018667423" calcext:value-type="float">
            <text:p>0.101076018667423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114149329720788" calcext:value-type="float">
            <text:p>0.114149329720788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1026377970259" calcext:value-type="float">
            <text:p>0.102637797025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SS@31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125102500135165" calcext:value-type="float">
            <text:p>0.125102500135165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0.0873200836623186" calcext:value-type="float">
            <text:p>0.087320083662319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0.0869858581642344" calcext:value-type="float">
            <text:p>0.086985858164234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 calcext:value-type="string">
            <text:p>G3</text:p>
          </table:table-cell>
          <table:table-cell table:number-columns-repeated="15"/>
          <table:table-cell table:style-name="ce8" office:value-type="string" calcext:value-type="string">
            <text:p>WT@3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0.0937837808602383" calcext:value-type="float">
            <text:p>0.093783780860238</text:p>
          </table:table-cell>
          <table:table-cell table:number-columns-repeated="15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10">
          <table:table-cell/>
          <table:table-cell table:style-name="ce4" office:value-type="string" calcext:value-type="string">
            <text:p>Evolution of Hsp90 expression in Tetrahymena thermophila (Protozoa, Ciliata) populations exposed to thermally variable environments</text:p>
          </table:table-cell>
          <table:table-cell table:style-name="ce4" office:value-type="string" calcext:value-type="string">
            <text:p>(Ketola et al., 2004)</text:p>
          </table:table-cell>
          <table:table-cell/>
          <table:table-cell table:style-name="ce4" office:value-type="string" calcext:value-type="string">
            <text:p>R max count</text:p>
          </table:table-cell>
          <table:table-cell/>
          <table:table-cell office:value-type="string" calcext:value-type="string">
            <text:p>from paper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66" calcext:value-type="float">
            <text:p>0.166</text:p>
          </table:table-cell>
          <table:table-cell office:value-type="float" office:value="0.06" calcext:value-type="float">
            <text:p>0.06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71" calcext:value-type="float">
            <text:p>0.171</text:p>
          </table:table-cell>
          <table:table-cell office:value-type="float" office:value="0.013" calcext:value-type="float">
            <text:p>0.013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6" calcext:value-type="float">
            <text:p>0.036</text:p>
          </table:table-cell>
          <table:table-cell office:value-type="float" office:value="0.004" calcext:value-type="float">
            <text:p>0.00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3" calcext:value-type="float">
            <text:p>0.153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61" calcext:value-type="float">
            <text:p>0.161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9" calcext:value-type="float">
            <text:p>0.19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11">
          <table:table-cell table:number-columns-repeated="4"/>
          <table:table-cell table:style-name="ce4" office:value-type="string" calcext:value-type="string">
            <text:p>R max biomass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9" calcext:value-type="float">
            <text:p>0.159</text:p>
          </table:table-cell>
          <table:table-cell office:value-type="float" office:value="0.008" calcext:value-type="float">
            <text:p>0.008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78" calcext:value-type="float">
            <text:p>0.178</text:p>
          </table:table-cell>
          <table:table-cell office:value-type="float" office:value="0.014" calcext:value-type="float">
            <text:p>0.014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1" calcext:value-type="float">
            <text:p>0.031</text:p>
          </table:table-cell>
          <table:table-cell office:value-type="float" office:value="0.0025" calcext:value-type="float">
            <text:p>0.0025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0.009" calcext:value-type="float">
            <text:p>0.00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205" calcext:value-type="float">
            <text:p>0.205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8" calcext:value-type="float">
            <text:p>0.158</text:p>
          </table:table-cell>
          <table:table-cell office:value-type="float" office:value="0.006" calcext:value-type="float">
            <text:p>0.006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93" calcext:value-type="float">
            <text:p>0.193</text:p>
          </table:table-cell>
          <table:table-cell office:value-type="float" office:value="0.0161" calcext:value-type="float">
            <text:p>0.0161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4"/>
          <table:table-cell office:value-type="string" calcext:value-type="string">
            <text:p>K count</text:p>
          </table:table-cell>
          <table:table-cell table:number-columns-repeated="2"/>
          <table:table-cell office:value-type="float" office:value="342738" calcext:value-type="float">
            <text:p>342738</text:p>
          </table:table-cell>
          <table:table-cell office:value-type="float" office:value="5529" calcext:value-type="float">
            <text:p>552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405273" calcext:value-type="float">
            <text:p>405273</text:p>
          </table:table-cell>
          <table:table-cell office:value-type="float" office:value="12525" calcext:value-type="float">
            <text:p>12525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55614" calcext:value-type="float">
            <text:p>255614</text:p>
          </table:table-cell>
          <table:table-cell office:value-type="float" office:value="19181" calcext:value-type="float">
            <text:p>1918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91160" calcext:value-type="float">
            <text:p>291160</text:p>
          </table:table-cell>
          <table:table-cell office:value-type="float" office:value="11254" calcext:value-type="float">
            <text:p>1125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387383" calcext:value-type="float">
            <text:p>387383</text:p>
          </table:table-cell>
          <table:table-cell office:value-type="float" office:value="11226" calcext:value-type="float">
            <text:p>11226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97825" calcext:value-type="float">
            <text:p>297825</text:p>
          </table:table-cell>
          <table:table-cell office:value-type="float" office:value="22998" calcext:value-type="float">
            <text:p>2299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329003" calcext:value-type="float">
            <text:p>329003</text:p>
          </table:table-cell>
          <table:table-cell office:value-type="float" office:value="14404" calcext:value-type="float">
            <text:p>1440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408649" calcext:value-type="float">
            <text:p>408649</text:p>
          </table:table-cell>
          <table:table-cell office:value-type="float" office:value="12755" calcext:value-type="float">
            <text:p>12755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78737" calcext:value-type="float">
            <text:p>278737</text:p>
          </table:table-cell>
          <table:table-cell office:value-type="float" office:value="13567" calcext:value-type="float">
            <text:p>13567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4"/>
          <table:table-cell table:style-name="ce4" office:value-type="string" calcext:value-type="string">
            <text:p>K biomass</text:p>
          </table:table-cell>
          <table:table-cell table:number-columns-repeated="2"/>
          <table:table-cell office:value-type="string" calcext:value-type="string">
            <text:p>2.51*10^9</text:p>
          </table:table-cell>
          <table:table-cell office:value-type="string" calcext:value-type="string">
            <text:p>0.73*10^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84*10^9</text:p>
          </table:table-cell>
          <table:table-cell office:value-type="string" calcext:value-type="string">
            <text:p>1.09*10^9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1.86*10^9</text:p>
          </table:table-cell>
          <table:table-cell office:value-type="string" calcext:value-type="string">
            <text:p>1.49*10^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16*10^9</text:p>
          </table:table-cell>
          <table:table-cell office:value-type="string" calcext:value-type="string">
            <text:p>0.57*10^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71*10^9</text:p>
          </table:table-cell>
          <table:table-cell office:value-type="string" calcext:value-type="string">
            <text:p>0.71*10^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09*10^9</text:p>
          </table:table-cell>
          <table:table-cell office:value-type="string" calcext:value-type="string">
            <text:p>1.19*10^9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33*10^9</text:p>
          </table:table-cell>
          <table:table-cell office:value-type="string" calcext:value-type="string">
            <text:p>1.77*10^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72*10^9</text:p>
          </table:table-cell>
          <table:table-cell office:value-type="string" calcext:value-type="string">
            <text:p>1.48*10^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1.87*10^9</text:p>
          </table:table-cell>
          <table:table-cell office:value-type="string" calcext:value-type="string">
            <text:p>0.97*10^9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 table:number-rows-repeated="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12">
          <table:table-cell/>
          <table:table-cell table:style-name="ce4" office:value-type="string" calcext:value-type="string">
            <text:p>Temporal Variation Favors the Evolution of Generalists in Experimental Populations of Drosophila Melanogaster</text:p>
          </table:table-cell>
          <table:table-cell table:style-name="ce4" office:value-type="string" calcext:value-type="string">
            <text:p>Condon et al., 2014)</text:p>
          </table:table-cell>
          <table:table-cell/>
          <table:table-cell office:value-type="string" calcext:value-type="string">
            <text:p>fecundity</text:p>
          </table:table-cell>
          <table:table-cell/>
          <table:table-cell office:value-type="string" calcext:value-type="string">
            <text:p>From supplementary material</text:p>
          </table:table-cell>
          <table:table-cell table:number-columns-repeated="18"/>
          <table:table-cell office:value-type="string" calcext:value-type="string">
            <text:p>Data saved in csv file</text:p>
          </table:table-cell>
          <table:table-cell table:number-columns-repeated="17"/>
        </table:table-row>
        <table:table-row table:style-name="ro2" table:number-rows-repeated="5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13">
          <table:table-cell/>
          <table:table-cell table:style-name="ce4" office:value-type="string" calcext:value-type="string">
            <text:p>Thermal Sensitivity of &lt;i&gt;Drosophila melanogaster:&lt;/i&gt; Evolutionary Responses of Adults and Eggs to Laboratory Natural Selection at Different Temperatures</text:p>
          </table:table-cell>
          <table:table-cell/>
          <table:table-cell table:style-name="ce4" office:value-type="string" calcext:value-type="string">
            <text:p>Walking speed (cm/s)</text:p>
          </table:table-cell>
          <table:table-cell table:number-columns-repeated="6"/>
          <table:table-cell office:value-type="float" office:value="0.196351221770327" calcext:value-type="float">
            <text:p>0.196351221770327</text:p>
          </table:table-cell>
          <table:table-cell office:value-type="float" office:value="0.0697218272731606" calcext:value-type="float">
            <text:p>0.069721827273161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09503852131072" calcext:value-type="float">
            <text:p>1.09503852131072</text:p>
          </table:table-cell>
          <table:table-cell office:value-type="float" office:value="0.193895189704136" calcext:value-type="float">
            <text:p>0.193895189704136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81234500545581" calcext:value-type="float">
            <text:p>1.81234500545581</text:p>
          </table:table-cell>
          <table:table-cell office:value-type="float" office:value="0.312233179762442" calcext:value-type="float">
            <text:p>0.312233179762442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2.67672684588169" calcext:value-type="float">
            <text:p>2.67672684588169</text:p>
          </table:table-cell>
          <table:table-cell office:value-type="float" office:value="0.300516510707712" calcext:value-type="float">
            <text:p>0.300516510707712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3.18325728267698" calcext:value-type="float">
            <text:p>3.18325728267698</text:p>
          </table:table-cell>
          <table:table-cell office:value-type="float" office:value="0.159859306285751" calcext:value-type="float">
            <text:p>0.159859306285751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94469794663228" calcext:value-type="float">
            <text:p>1.94469794663228</text:p>
          </table:table-cell>
          <table:table-cell office:value-type="float" office:value="0.10988585053658" calcext:value-type="float">
            <text:p>0.10988585053658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956138610587574" calcext:value-type="float">
            <text:p>0.956138610587574</text:p>
          </table:table-cell>
          <table:table-cell office:value-type="float" office:value="0.463507166029237" calcext:value-type="float">
            <text:p>0.46350716602923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113133617696658" calcext:value-type="float">
            <text:p>0.113133617696658</text:p>
          </table:table-cell>
          <table:table-cell office:value-type="float" office:value="0.0679392752041767" calcext:value-type="float">
            <text:p>0.06793927520417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987319379691169" calcext:value-type="float">
            <text:p>0.987319379691169</text:p>
          </table:table-cell>
          <table:table-cell office:value-type="float" office:value="0.257498291615687" calcext:value-type="float">
            <text:p>0.25749829161568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66052474952882" calcext:value-type="float">
            <text:p>1.66052474952882</text:p>
          </table:table-cell>
          <table:table-cell office:value-type="float" office:value="0.0590871349476645" calcext:value-type="float">
            <text:p>0.05908713494766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2.27489832357901" calcext:value-type="float">
            <text:p>2.27489832357901</text:p>
          </table:table-cell>
          <table:table-cell office:value-type="float" office:value="0.300782871702174" calcext:value-type="float">
            <text:p>0.300782871702174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2.65397777998214" calcext:value-type="float">
            <text:p>2.65397777998214</text:p>
          </table:table-cell>
          <table:table-cell office:value-type="float" office:value="0.512384638134812" calcext:value-type="float">
            <text:p>0.512384638134812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99383328373508" calcext:value-type="float">
            <text:p>1.99383328373508</text:p>
          </table:table-cell>
          <table:table-cell office:value-type="float" office:value="0.268535051269899" calcext:value-type="float">
            <text:p>0.268535051269899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81410574347783" calcext:value-type="float">
            <text:p>0.81410574347783</text:p>
          </table:table-cell>
          <table:table-cell office:value-type="float" office:value="0.261853982739805" calcext:value-type="float">
            <text:p>0.26185398273980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132890255596336" calcext:value-type="float">
            <text:p>0.132890255596336</text:p>
          </table:table-cell>
          <table:table-cell office:value-type="float" office:value="0.0687567279113246" calcext:value-type="float">
            <text:p>0.06875672791132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95804814337202" calcext:value-type="float">
            <text:p>0.95804814337202</text:p>
          </table:table-cell>
          <table:table-cell office:value-type="float" office:value="0.16775093961137" calcext:value-type="float">
            <text:p>0.16775093961137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7782958039877" calcext:value-type="float">
            <text:p>1.7782958039877</text:p>
          </table:table-cell>
          <table:table-cell office:value-type="float" office:value="0.152499017219779" calcext:value-type="float">
            <text:p>0.152499017219779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2.46620705617829" calcext:value-type="float">
            <text:p>2.46620705617829</text:p>
          </table:table-cell>
          <table:table-cell office:value-type="float" office:value="0.0857944170735556" calcext:value-type="float">
            <text:p>0.085794417073556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3.12960023807162" calcext:value-type="float">
            <text:p>3.12960023807162</text:p>
          </table:table-cell>
          <table:table-cell office:value-type="float" office:value="0.179727540257248" calcext:value-type="float">
            <text:p>0.179727540257248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98417815692888" calcext:value-type="float">
            <text:p>1.98417815692888</text:p>
          </table:table-cell>
          <table:table-cell office:value-type="float" office:value="0.264699912192721" calcext:value-type="float">
            <text:p>0.26469991219272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77014515755712" calcext:value-type="float">
            <text:p>0.77014515755712</text:p>
          </table:table-cell>
          <table:table-cell office:value-type="float" office:value="0.139143768806005" calcext:value-type="float">
            <text:p>0.13914376880600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12"/>
          <table:table-cell office:value-type="float" office:value="0.30788435532012" calcext:value-type="float">
            <text:p>0.30788435532012</text:p>
          </table:table-cell>
          <table:table-cell office:value-type="float" office:value="0.290432027142732" calcext:value-type="float">
            <text:p>0.290432027142732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850026806648049" calcext:value-type="float">
            <text:p>0.850026806648049</text:p>
          </table:table-cell>
          <table:table-cell office:value-type="float" office:value="0.0546455520969181" calcext:value-type="float">
            <text:p>0.054645552096918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70307836343413" calcext:value-type="float">
            <text:p>1.70307836343413</text:p>
          </table:table-cell>
          <table:table-cell office:value-type="float" office:value="0.225511926957886" calcext:value-type="float">
            <text:p>0.225511926957886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20421064423977" calcext:value-type="float">
            <text:p>2.20421064423977</text:p>
          </table:table-cell>
          <table:table-cell office:value-type="float" office:value="0.187934607782731" calcext:value-type="float">
            <text:p>0.187934607782731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55159279501316" calcext:value-type="float">
            <text:p>2.55159279501316</text:p>
          </table:table-cell>
          <table:table-cell office:value-type="float" office:value="0.662868391361058" calcext:value-type="float">
            <text:p>0.662868391361058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84316110395378" calcext:value-type="float">
            <text:p>1.84316110395378</text:p>
          </table:table-cell>
          <table:table-cell office:value-type="float" office:value="0.287031183733566" calcext:value-type="float">
            <text:p>0.287031183733566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871648168745852" calcext:value-type="float">
            <text:p>0.871648168745852</text:p>
          </table:table-cell>
          <table:table-cell office:value-type="float" office:value="0.119589658235242" calcext:value-type="float">
            <text:p>0.119589658235242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137202026102475" calcext:value-type="float">
            <text:p>0.137202026102475</text:p>
          </table:table-cell>
          <table:table-cell office:value-type="float" office:value="0.0512527106722462" calcext:value-type="float">
            <text:p>0.05125271067224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744264577615251" calcext:value-type="float">
            <text:p>0.744264577615251</text:p>
          </table:table-cell>
          <table:table-cell office:value-type="float" office:value="0.109331114116298" calcext:value-type="float">
            <text:p>0.10933111411629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29664156710864" calcext:value-type="float">
            <text:p>1.29664156710864</text:p>
          </table:table-cell>
          <table:table-cell office:value-type="float" office:value="0.211876545383257" calcext:value-type="float">
            <text:p>0.21187654538325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03011946962847" calcext:value-type="float">
            <text:p>2.03011946962847</text:p>
          </table:table-cell>
          <table:table-cell office:value-type="float" office:value="0.167441525498324" calcext:value-type="float">
            <text:p>0.167441525498324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59277900919428" calcext:value-type="float">
            <text:p>2.59277900919428</text:p>
          </table:table-cell>
          <table:table-cell office:value-type="float" office:value="0.266490089542207" calcext:value-type="float">
            <text:p>0.26649008954220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5426785842889" calcext:value-type="float">
            <text:p>1.5426785842889</text:p>
          </table:table-cell>
          <table:table-cell office:value-type="float" office:value="0.211852539429781" calcext:value-type="float">
            <text:p>0.21185253942978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762493098288378" calcext:value-type="float">
            <text:p>0.762493098288378</text:p>
          </table:table-cell>
          <table:table-cell office:value-type="float" office:value="0.440781313765811" calcext:value-type="float">
            <text:p>0.44078131376581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168169706087108" calcext:value-type="float">
            <text:p>0.168169706087108</text:p>
          </table:table-cell>
          <table:table-cell office:value-type="float" office:value="0.075186646288282" calcext:value-type="float">
            <text:p>0.07518664628828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706879306067904" calcext:value-type="float">
            <text:p>0.706879306067904</text:p>
          </table:table-cell>
          <table:table-cell office:value-type="float" office:value="0.0820043370755954" calcext:value-type="float">
            <text:p>0.082004337075595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2660899903176" calcext:value-type="float">
            <text:p>1.2660899903176</text:p>
          </table:table-cell>
          <table:table-cell office:value-type="float" office:value="0.146916435275946" calcext:value-type="float">
            <text:p>0.146916435275946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04398690875337" calcext:value-type="float">
            <text:p>2.04398690875337</text:p>
          </table:table-cell>
          <table:table-cell office:value-type="float" office:value="0.0819963350911035" calcext:value-type="float">
            <text:p>0.08199633509110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2.84237690947355" calcext:value-type="float">
            <text:p>2.84237690947355</text:p>
          </table:table-cell>
          <table:table-cell office:value-type="float" office:value="0.215269386807929" calcext:value-type="float">
            <text:p>0.2152693868079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1.91529099216606" calcext:value-type="float">
            <text:p>1.91529099216606</text:p>
          </table:table-cell>
          <table:table-cell office:value-type="float" office:value="0.273347790251981" calcext:value-type="float">
            <text:p>0.27334779025198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0.673847114084291" calcext:value-type="float">
            <text:p>0.673847114084291</text:p>
          </table:table-cell>
          <table:table-cell office:value-type="float" office:value="0.174259216285641" calcext:value-type="float">
            <text:p>0.17425921628564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Optimal temperture for walking speed (</text:span><text:span text:style-name="T2">◦C)</text:span></text:p>
          </table:table-cell>
          <table:table-cell table:number-columns-repeated="6"/>
          <table:table-cell office:value-type="float" office:value="28.61" calcext:value-type="float">
            <text:p>28.61</text:p>
          </table:table-cell>
          <table:table-cell office:value-type="float" office:value="0.96" calcext:value-type="float">
            <text:p>0.96</text:p>
          </table:table-cell>
          <table:table-cell office:value-type="float" office:value="28.61" calcext:value-type="float">
            <text:p>28.61</text:p>
          </table:table-cell>
          <table:table-cell office:value-type="float" office:value="1.73" calcext:value-type="float">
            <text:p>1.73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27.5" calcext:value-type="float">
            <text:p>27.5</text:p>
          </table:table-cell>
          <table:table-cell office:value-type="float" office:value="0.83" calcext:value-type="float">
            <text:p>0.83</text:p>
          </table:table-cell>
          <table:table-cell office:value-type="float" office:value="28.89" calcext:value-type="float">
            <text:p>28.89</text:p>
          </table:table-cell>
          <table:table-cell office:value-type="float" office:value="0.96" calcext:value-type="float">
            <text:p>0.9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.83</text:p>
          </table:table-cell>
          <table:table-cell office:value-type="float" office:value="30.28" calcext:value-type="float">
            <text:p>30.28</text:p>
          </table:table-cell>
          <table:table-cell office:value-type="float" office:value="0.48" calcext:value-type="float">
            <text:p>0.4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performance breadth (</text:span><text:span text:style-name="T2">◦C)</text:span></text:p>
          </table:table-cell>
          <table:table-cell table:number-columns-repeated="6"/>
          <table:table-cell office:value-type="float" office:value="10.18" calcext:value-type="float">
            <text:p>10.18</text:p>
          </table:table-cell>
          <table:table-cell office:value-type="float" office:value="0.79" calcext:value-type="float">
            <text:p>0.79</text:p>
          </table:table-cell>
          <table:table-cell office:value-type="float" office:value="11.48" calcext:value-type="float">
            <text:p>11.48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11.07" calcext:value-type="float">
            <text:p>11.07</text:p>
          </table:table-cell>
          <table:table-cell office:value-type="float" office:value="0.68" calcext:value-type="float">
            <text:p>0.68</text:p>
          </table:table-cell>
          <table:table-cell office:value-type="float" office:value="9.24" calcext:value-type="float">
            <text:p>9.24</text:p>
          </table:table-cell>
          <table:table-cell office:value-type="float" office:value="1.57" calcext:value-type="float">
            <text:p>1.5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9.76" calcext:value-type="float">
            <text:p>9.76</text:p>
          </table:table-cell>
          <table:table-cell office:value-type="float" office:value="0.31" calcext:value-type="float">
            <text:p>0.31</text:p>
          </table:table-cell>
          <table:table-cell office:value-type="float" office:value="9.18" calcext:value-type="float">
            <text:p>9.18</text:p>
          </table:table-cell>
          <table:table-cell office:value-type="float" office:value="1.39" calcext:value-type="float">
            <text:p>1.3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aximum walking speed (cm/s)</text:p>
          </table:table-cell>
          <table:table-cell table:number-columns-repeated="6"/>
          <table:table-cell office:value-type="float" office:value="3.33" calcext:value-type="float">
            <text:p>3.33</text:p>
          </table:table-cell>
          <table:table-cell office:value-type="float" office:value="0.07" calcext:value-type="float">
            <text:p>0.07</text:p>
          </table:table-cell>
          <table:table-cell office:value-type="float" office:value="2.75" calcext:value-type="float">
            <text:p>2.75</text:p>
          </table:table-cell>
          <table:table-cell office:value-type="float" office:value="0.47" calcext:value-type="float">
            <text:p>0.47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2.86" calcext:value-type="float">
            <text:p>2.86</text:p>
          </table:table-cell>
          <table:table-cell office:value-type="float" office:value="0.47" calcext:value-type="float">
            <text:p>0.47</text:p>
          </table:table-cell>
          <table:table-cell office:value-type="float" office:value="2.74" calcext:value-type="float">
            <text:p>2.7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.21" calcext:value-type="float">
            <text:p>3.21</text:p>
          </table:table-cell>
          <table:table-cell office:value-type="float" office:value="0.28" calcext:value-type="float">
            <text:p>0.28</text:p>
          </table:table-cell>
          <table:table-cell office:value-type="float" office:value="2.92" calcext:value-type="float">
            <text:p>2.92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Knockdown temperature (</text:span><text:span text:style-name="T2">◦C)</text:span></text:p>
          </table:table-cell>
          <table:table-cell table:number-columns-repeated="6"/>
          <table:table-cell office:value-type="float" office:value="38.34" calcext:value-type="float">
            <text:p>38.34</text:p>
          </table:table-cell>
          <table:table-cell office:value-type="float" office:value="0.18" calcext:value-type="float">
            <text:p>0.18</text:p>
          </table:table-cell>
          <table:table-cell office:value-type="float" office:value="38.43" calcext:value-type="float">
            <text:p>38.43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7.77" calcext:value-type="float">
            <text:p>37.77</text:p>
          </table:table-cell>
          <table:table-cell office:value-type="float" office:value="0.5" calcext:value-type="float">
            <text:p>0.5</text:p>
          </table:table-cell>
          <table:table-cell office:value-type="float" office:value="37.81" calcext:value-type="float">
            <text:p>37.81</text:p>
          </table:table-cell>
          <table:table-cell office:value-type="float" office:value="0.46" calcext:value-type="float">
            <text:p>0.4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8.15" calcext:value-type="float">
            <text:p>38.15</text:p>
          </table:table-cell>
          <table:table-cell office:value-type="float" office:value="0.52" calcext:value-type="float">
            <text:p>0.52</text:p>
          </table:table-cell>
          <table:table-cell office:value-type="float" office:value="38.06" calcext:value-type="float">
            <text:p>38.06</text:p>
          </table:table-cell>
          <table:table-cell office:value-type="float" office:value="0.31" calcext:value-type="float">
            <text:p>0.3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14">
          <table:table-cell/>
          <table:table-cell table:style-name="ce4" office:value-type="string" calcext:value-type="string">
            <text:p>Experimental Evolution under Fluctuating Thermal Conditions Does Not Reproduce Patterns of Adaptive Clinal Differentiation in Drosophila melanogaster</text:p>
          </table:table-cell>
          <table:table-cell table:style-name="ce11"/>
          <table:table-cell table:number-columns-repeated="3"/>
          <table:table-cell office:value-type="string" calcext:value-type="string">
            <text:p>From supplementary material     <text:a xlink:href="http://dx.doi.org/10.5061/dryad.t16c5" xlink:type="simple">http://dx.doi.org/10.5061/dryad.t16c5</text:a>.</text:p>
          </table:table-cell>
          <table:table-cell table:number-columns-repeated="18"/>
          <table:table-cell office:value-type="string" calcext:value-type="string">
            <text:p>Data saved in csv file</text:p>
          </table:table-cell>
          <table:table-cell table:number-columns-repeated="17"/>
        </table:table-row>
        <table:table-row table:style-name="ro2" table:number-rows-repeated="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15">
          <table:table-cell/>
          <table:table-cell table:style-name="ce4" office:value-type="string" calcext:value-type="string">
            <text:p>Adaptation to Fluctuating Temperatures in an RNA Virus</text:p>
            <text:p>Is Driven by the Most Stringent Selective Pressure</text:p>
          </table:table-cell>
          <table:table-cell table:style-name="ce4" office:value-type="string" calcext:value-type="string">
            <text:p>(Arribas et al., 2014)</text:p>
          </table:table-cell>
          <table:table-cell office:value-type="string" calcext:value-type="string">
            <text:p>Growth rate </text:p>
          </table:table-cell>
          <table:table-cell table:number-columns-repeated="3"/>
          <table:table-cell office:value-type="float" office:value="24.3558282208589" calcext:value-type="float">
            <text:p>24.3558282208589</text:p>
          </table:table-cell>
          <table:table-cell table:number-columns-repeated="8"/>
          <table:table-cell office:value-type="float" office:value="0.276073619631902" calcext:value-type="float">
            <text:p>0.276073619631902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23.8803680981595" calcext:value-type="float">
            <text:p>23.8803680981595</text:p>
          </table:table-cell>
          <table:table-cell table:number-columns-repeated="8"/>
          <table:table-cell office:value-type="float" office:value="0.383435582822088" calcext:value-type="float">
            <text:p>0.383435582822088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23.7423312883436" calcext:value-type="float">
            <text:p>23.7423312883436</text:p>
          </table:table-cell>
          <table:table-cell table:number-columns-repeated="8"/>
          <table:table-cell office:value-type="float" office:value="0.276073619631905" calcext:value-type="float">
            <text:p>0.2760736196319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22.6380368098159" calcext:value-type="float">
            <text:p>22.6380368098159</text:p>
          </table:table-cell>
          <table:table-cell table:number-columns-repeated="8"/>
          <table:table-cell office:value-type="float" office:value="0.368098159509202" calcext:value-type="float">
            <text:p>0.36809815950920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22.239263803681" calcext:value-type="float">
            <text:p>22.239263803681</text:p>
          </table:table-cell>
          <table:table-cell table:number-columns-repeated="8"/>
          <table:table-cell office:value-type="float" office:value="0.29141104294478" calcext:value-type="float">
            <text:p>0.2914110429447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23.3742331288344" calcext:value-type="float">
            <text:p>23.3742331288344</text:p>
          </table:table-cell>
          <table:table-cell table:number-columns-repeated="8"/>
          <table:table-cell office:value-type="float" office:value="0.276073619631902" calcext:value-type="float">
            <text:p>0.2760736196319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office:value-type="float" office:value="17.8132992327366" calcext:value-type="float">
            <text:p>17.8132992327366</text:p>
          </table:table-cell>
          <table:table-cell table:number-columns-repeated="8"/>
          <table:table-cell office:value-type="float" office:value="0.0204603580562654" calcext:value-type="float">
            <text:p>0.0204603580562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7.4040920716113" calcext:value-type="float">
            <text:p>17.4040920716113</text:p>
          </table:table-cell>
          <table:table-cell table:number-columns-repeated="8"/>
          <table:table-cell office:value-type="float" office:value="0.429667519181585" calcext:value-type="float">
            <text:p>0.42966751918158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7.9156010230179" calcext:value-type="float">
            <text:p>17.9156010230179</text:p>
          </table:table-cell>
          <table:table-cell table:number-columns-repeated="8"/>
          <table:table-cell office:value-type="float" office:value="0.910485933503836" calcext:value-type="float">
            <text:p>0.910485933503836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7.4040920716113" calcext:value-type="float">
            <text:p>17.4040920716113</text:p>
          </table:table-cell>
          <table:table-cell table:number-columns-repeated="8"/>
          <table:table-cell office:value-type="float" office:value="1.00255754475703" calcext:value-type="float">
            <text:p>1.00255754475703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5.3273657289003" calcext:value-type="float">
            <text:p>15.3273657289003</text:p>
          </table:table-cell>
          <table:table-cell table:number-columns-repeated="8"/>
          <table:table-cell office:value-type="float" office:value="0.153452685421993" calcext:value-type="float">
            <text:p>0.15345268542199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5.8081841432225" calcext:value-type="float">
            <text:p>15.8081841432225</text:p>
          </table:table-cell>
          <table:table-cell table:number-columns-repeated="8"/>
          <table:table-cell office:value-type="float" office:value="0.705882352941179" calcext:value-type="float">
            <text:p>0.70588235294117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office:value-type="float" office:value="10.4897959183673" calcext:value-type="float">
            <text:p>10.4897959183673</text:p>
          </table:table-cell>
          <table:table-cell table:number-columns-repeated="8"/>
          <table:table-cell office:value-type="float" office:value="0.908163265306118" calcext:value-type="float">
            <text:p>0.9081632653061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0.0816326530612" calcext:value-type="float">
            <text:p>10.0816326530612</text:p>
          </table:table-cell>
          <table:table-cell table:number-columns-repeated="8"/>
          <table:table-cell office:value-type="float" office:value="0.418367346938776" calcext:value-type="float">
            <text:p>0.4183673469387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9.60204081632653" calcext:value-type="float">
            <text:p>9.60204081632653</text:p>
          </table:table-cell>
          <table:table-cell table:number-columns-repeated="8"/>
          <table:table-cell office:value-type="float" office:value="0.214285714285715" calcext:value-type="float">
            <text:p>0.2142857142857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7.10204081632653" calcext:value-type="float">
            <text:p>7.10204081632653</text:p>
          </table:table-cell>
          <table:table-cell table:number-columns-repeated="8"/>
          <table:table-cell office:value-type="float" office:value="0.887755102040815" calcext:value-type="float">
            <text:p>0.8877551020408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3.0102040816327" calcext:value-type="float">
            <text:p>13.0102040816327</text:p>
          </table:table-cell>
          <table:table-cell table:number-columns-repeated="8"/>
          <table:table-cell office:value-type="float" office:value="0.397959183673471" calcext:value-type="float">
            <text:p>0.397959183673471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3.9081632653061" calcext:value-type="float">
            <text:p>13.9081632653061</text:p>
          </table:table-cell>
          <table:table-cell table:number-columns-repeated="8"/>
          <table:table-cell office:value-type="float" office:value="0.193877551020407" calcext:value-type="float">
            <text:p>0.193877551020407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7"/>
          <table:table-cell office:value-type="float" office:value="21.5783972125436" calcext:value-type="float">
            <text:p>21.5783972125436</text:p>
          </table:table-cell>
          <table:table-cell table:number-columns-repeated="8"/>
          <table:table-cell office:value-type="float" office:value="0.222996515679444" calcext:value-type="float">
            <text:p>0.22299651567944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1.4947735191638" calcext:value-type="float">
            <text:p>21.4947735191638</text:p>
          </table:table-cell>
          <table:table-cell table:number-columns-repeated="8"/>
          <table:table-cell office:value-type="float" office:value="0.473867595818817" calcext:value-type="float">
            <text:p>0.4738675958188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1.4947735191638" calcext:value-type="float">
            <text:p>21.4947735191638</text:p>
          </table:table-cell>
          <table:table-cell table:number-columns-repeated="8"/>
          <table:table-cell office:value-type="float" office:value="0.418118466898953" calcext:value-type="float">
            <text:p>0.41811846689895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0.2961672473868" calcext:value-type="float">
            <text:p>20.2961672473868</text:p>
          </table:table-cell>
          <table:table-cell table:number-columns-repeated="8"/>
          <table:table-cell office:value-type="float" office:value="0.780487804878046" calcext:value-type="float">
            <text:p>0.78048780487804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 table:number-rows-repeated="3">
          <table:table-cell table:number-columns-repeated="43"/>
        </table:table-row>
        <table:table-row table:style-name="ro2">
          <table:table-cell table:number-columns-repeated="7"/>
          <table:table-cell office:value-type="float" office:value="16.1010452961672" calcext:value-type="float">
            <text:p>16.1010452961672</text:p>
          </table:table-cell>
          <table:table-cell table:number-columns-repeated="8"/>
          <table:table-cell office:value-type="float" office:value="0.919860627177702" calcext:value-type="float">
            <text:p>0.91986062717770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5.5714285714286" calcext:value-type="float">
            <text:p>15.5714285714286</text:p>
          </table:table-cell>
          <table:table-cell table:number-columns-repeated="8"/>
          <table:table-cell office:value-type="float" office:value="0.306620209059236" calcext:value-type="float">
            <text:p>0.30662020905923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6.602787456446" calcext:value-type="float">
            <text:p>16.602787456446</text:p>
          </table:table-cell>
          <table:table-cell table:number-columns-repeated="8"/>
          <table:table-cell office:value-type="float" office:value="0.390243902439021" calcext:value-type="float">
            <text:p>0.3902439024390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5.0696864111498" calcext:value-type="float">
            <text:p>15.0696864111498</text:p>
          </table:table-cell>
          <table:table-cell table:number-columns-repeated="8"/>
          <table:table-cell office:value-type="float" office:value="0.696864111498256" calcext:value-type="float">
            <text:p>0.69686411149825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 table:number-rows-repeated="3">
          <table:table-cell table:number-columns-repeated="43"/>
        </table:table-row>
        <table:table-row table:style-name="ro2">
          <table:table-cell table:number-columns-repeated="7"/>
          <table:table-cell office:value-type="float" office:value="11.6111111111111" calcext:value-type="float">
            <text:p>11.6111111111111</text:p>
          </table:table-cell>
          <table:table-cell table:number-columns-repeated="8"/>
          <table:table-cell office:value-type="float" office:value="0.277777777777779" calcext:value-type="float">
            <text:p>0.27777777777777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3.3333333333333" calcext:value-type="float">
            <text:p>13.3333333333333</text:p>
          </table:table-cell>
          <table:table-cell table:number-columns-repeated="8"/>
          <table:table-cell office:value-type="float" office:value="0.0833333333333322" calcext:value-type="float">
            <text:p>0.0833333333333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2.0833333333333" calcext:value-type="float">
            <text:p>12.0833333333333</text:p>
          </table:table-cell>
          <table:table-cell table:number-columns-repeated="8"/>
          <table:table-cell office:value-type="float" office:value="0.194444444444445" calcext:value-type="float">
            <text:p>0.1944444444444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1.6111111111111" calcext:value-type="float">
            <text:p>11.6111111111111</text:p>
          </table:table-cell>
          <table:table-cell table:number-columns-repeated="8"/>
          <table:table-cell office:value-type="float" office:value="0.166666666666666" calcext:value-type="float">
            <text:p>0.1666666666666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10">
          <table:table-cell/>
          <table:table-cell table:style-name="ce4" office:value-type="string" calcext:value-type="string">
            <text:p>Adaptation to temperature stress by Vibrio fischeri facilitates this microbe’s symbiosis with the Hawaiian bobtail squid (Euprymna scolopes)</text:p>
          </table:table-cell>
          <table:table-cell table:style-name="ce4" office:value-type="string" calcext:value-type="string">
            <text:p>(Cohen et al., 2019)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063" calcext:value-type="float">
            <text:p>0.06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T v TN 8°C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T v TN 34°C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7" calcext:value-type="float">
            <text:p>0.07</text:p>
          </table:table-cell>
          <table:table-cell table:number-columns-repeated="11"/>
          <table:table-cell table:style-name="ce15" office:value-type="string" calcext:value-type="string">
            <text:p>8°C→34°C→8°C</text:p>
          </table:table-cell>
          <table:table-cell table:style-name="ce4" office:value-type="string" calcext:value-type="string">
            <text:p><text:span text:style-name="T4">ET v TN 8°C/34°C (8°C→34°C→8°C</text:span>)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01" calcext:value-type="float">
            <text:p>1.01</text:p>
          </table:table-cell>
          <table:table-cell office:value-type="float" office:value="0.06" calcext:value-type="float">
            <text:p>0.06</text:p>
          </table:table-cell>
          <table:table-cell table:number-columns-repeated="11"/>
          <table:table-cell table:style-name="ce15" office:value-type="string" calcext:value-type="string">
            <text:p>34°C→8°C→34°C</text:p>
          </table:table-cell>
          <table:table-cell table:style-name="ce4" office:value-type="string" calcext:value-type="string">
            <text:p>ET v TN 8°C/34°C (34°C→8°C→34°C)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ET v TN 21°C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99" calcext:value-type="float">
            <text:p>0.99</text:p>
          </table:table-cell>
          <table:table-cell office:value-type="float" office:value="0.062" calcext:value-type="float">
            <text:p>0.062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ET v TN 28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98" calcext:value-type="float">
            <text:p>1.98</text:p>
          </table:table-cell>
          <table:table-cell office:value-type="float" office:value="0.062" calcext:value-type="float">
            <text:p>0.062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style-name="ce4" office:value-type="string" calcext:value-type="string">
            <text:p>ET2000 v TN 8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96" calcext:value-type="float">
            <text:p>1.96</text:p>
          </table:table-cell>
          <table:table-cell office:value-type="float" office:value="0.049" calcext:value-type="float">
            <text:p>0.049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style-name="ce4" office:value-type="string" calcext:value-type="string">
            <text:p>TN2000 v ET 8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94" calcext:value-type="float">
            <text:p>1.94</text:p>
          </table:table-cell>
          <table:table-cell office:value-type="float" office:value="0.058" calcext:value-type="float">
            <text:p>0.058</text:p>
          </table:table-cell>
          <table:table-cell table:number-columns-repeated="10"/>
          <table:table-cell table:number-columns-repeated="2" office:value-type="float" office:value="34" calcext:value-type="float">
            <text:p>34</text:p>
          </table:table-cell>
          <table:table-cell table:style-name="ce4" office:value-type="string" calcext:value-type="string">
            <text:p>ET2000 v TN 34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99" calcext:value-type="float">
            <text:p>1.99</text:p>
          </table:table-cell>
          <table:table-cell office:value-type="float" office:value="0.064" calcext:value-type="float">
            <text:p>0.064</text:p>
          </table:table-cell>
          <table:table-cell table:number-columns-repeated="10"/>
          <table:table-cell table:number-columns-repeated="2" office:value-type="float" office:value="34" calcext:value-type="float">
            <text:p>34</text:p>
          </table:table-cell>
          <table:table-cell table:style-name="ce4" office:value-type="string" calcext:value-type="string">
            <text:p>TN2000 v ET 34°C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77" calcext:value-type="float">
            <text:p>1.77</text:p>
          </table:table-cell>
          <table:table-cell office:value-type="float" office:value="0.063" calcext:value-type="float">
            <text:p>0.063</text:p>
          </table:table-cell>
          <table:table-cell table:number-columns-repeated="10"/>
          <table:table-cell table:style-name="ce14" office:value-type="string" calcext:value-type="string">
            <text:p>8/34</text:p>
          </table:table-cell>
          <table:table-cell table:style-name="ce15" office:value-type="string" calcext:value-type="string">
            <text:p>8°C→34°C→8°C</text:p>
          </table:table-cell>
          <table:table-cell table:style-name="ce4" office:value-type="string" calcext:value-type="string">
            <text:p>ET2000 v TN 8°C/34°C (8°C→34°C→8°C)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83" calcext:value-type="float">
            <text:p>1.83</text:p>
          </table:table-cell>
          <table:table-cell office:value-type="float" office:value="0.075" calcext:value-type="float">
            <text:p>0.075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15" office:value-type="string" calcext:value-type="string">
            <text:p>34°C→8°C→34°C</text:p>
          </table:table-cell>
          <table:table-cell table:style-name="ce4" office:value-type="string" calcext:value-type="string">
            <text:p>ET2000 v TN 8°C/34°C (34°C→8°C→34°C)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76" calcext:value-type="float">
            <text:p>1.76</text:p>
          </table:table-cell>
          <table:table-cell office:value-type="float" office:value="0.067" calcext:value-type="float">
            <text:p>0.067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15" office:value-type="string" calcext:value-type="string">
            <text:p>8°C→34°C→8°C</text:p>
          </table:table-cell>
          <table:table-cell table:style-name="ce4" office:value-type="string" calcext:value-type="string">
            <text:p>TN2000 v ET 8°C/34°C (8°C→34°C→8°C)</text:p>
          </table:table-cell>
          <table:table-cell table:number-columns-repeated="21"/>
        </table:table-row>
        <table:table-row table:style-name="ro16">
          <table:table-cell table:number-columns-repeated="7"/>
          <table:table-cell office:value-type="float" office:value="1.81" calcext:value-type="float">
            <text:p>1.81</text:p>
          </table:table-cell>
          <table:table-cell office:value-type="float" office:value="0.041" calcext:value-type="float">
            <text:p>0.041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15" office:value-type="string" calcext:value-type="string">
            <text:p>34°C→8°C→34°C</text:p>
          </table:table-cell>
          <table:table-cell table:style-name="ce4" office:value-type="string" calcext:value-type="string">
            <text:p>TN2000 v ET 8°C/34°C (34°C→8°C→34°C)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table:style-name="ce4" office:value-type="string" calcext:value-type="string">
            <text:p>ET2000 v TN 21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05" calcext:value-type="float">
            <text:p>1.05</text:p>
          </table:table-cell>
          <table:table-cell office:value-type="float" office:value="0.052" calcext:value-type="float">
            <text:p>0.052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table:style-name="ce4" office:value-type="string" calcext:value-type="string">
            <text:p>TN2000 v ET 21°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04" calcext:value-type="float">
            <text:p>1.04</text:p>
          </table:table-cell>
          <table:table-cell office:value-type="float" office:value="0.049" calcext:value-type="float">
            <text:p>0.049</text:p>
          </table:table-cell>
          <table:table-cell table:number-columns-repeated="10"/>
          <table:table-cell table:number-columns-repeated="2" office:value-type="float" office:value="28" calcext:value-type="float">
            <text:p>28</text:p>
          </table:table-cell>
          <table:table-cell table:style-name="ce4" office:value-type="string" calcext:value-type="string">
            <text:p>ET2000 v TN 28°C</text:p>
          </table:table-cell>
          <table:table-cell table:number-columns-repeated="21"/>
        </table:table-row>
        <table:table-row table:style-name="ro11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  <table:table-cell table:number-columns-repeated="2" office:value-type="float" office:value="28" calcext:value-type="float">
            <text:p>28</text:p>
          </table:table-cell>
          <table:table-cell table:style-name="ce4" office:value-type="string" calcext:value-type="string">
            <text:p>TN2000 v ET 28°C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17">
          <table:table-cell/>
          <table:table-cell table:style-name="ce4" office:value-type="string" calcext:value-type="string">
            <text:p>Different selective pressures lead to different genomic outcomes as newly-formed hybrid yeasts evolve</text:p>
          </table:table-cell>
          <table:table-cell table:style-name="ce4" office:value-type="string" calcext:value-type="string">
            <text:p>(Piotrowski et al., 2012)</text:p>
          </table:table-cell>
          <table:table-cell table:style-name="ce4" office:value-type="string" calcext:value-type="string">
            <text:p>Culture density (A600)</text:p>
          </table:table-cell>
          <table:table-cell table:number-columns-repeated="3"/>
          <table:table-cell office:value-type="float" office:value="0.190871369294606" calcext:value-type="float">
            <text:p>0.190871369294606</text:p>
          </table:table-cell>
          <table:table-cell office:value-type="float" office:value="0.00899031811894879" calcext:value-type="float">
            <text:p>0.008990318118949</text:p>
          </table:table-cell>
          <table:table-cell table:number-columns-repeated="12"/>
          <table:table-cell office:value-type="string" calcext:value-type="string">
            <text:p>S.cerevisia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982019363762102" calcext:value-type="float">
            <text:p>0.09820193637621</text:p>
          </table:table-cell>
          <table:table-cell office:value-type="float" office:value="0.00760719225449509" calcext:value-type="float">
            <text:p>0.007607192254495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S. uvarum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02351313969571" calcext:value-type="float">
            <text:p>0.102351313969571</text:p>
          </table:table-cell>
          <table:table-cell office:value-type="float" office:value="0.00691562932226841" calcext:value-type="float">
            <text:p>0.006915629322268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F1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00968188105118" calcext:value-type="float">
            <text:p>0.100968188105118</text:p>
          </table:table-cell>
          <table:table-cell office:value-type="float" office:value="0.00207468879668055" calcext:value-type="float">
            <text:p>0.00207468879668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1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00968188105118" calcext:value-type="float">
            <text:p>0.100968188105118</text:p>
          </table:table-cell>
          <table:table-cell office:value-type="float" office:value="0.016597510373444" calcext:value-type="float">
            <text:p>0.016597510373444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12724757952974" calcext:value-type="float">
            <text:p>0.112724757952974</text:p>
          </table:table-cell>
          <table:table-cell office:value-type="float" office:value="0.0172890733056708" calcext:value-type="float">
            <text:p>0.01728907330567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3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82572614107884" calcext:value-type="float">
            <text:p>0.182572614107884</text:p>
          </table:table-cell>
          <table:table-cell office:value-type="float" office:value="0.0235131396957123" calcext:value-type="float">
            <text:p>0.023513139695712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235131396957123" calcext:value-type="float">
            <text:p>0.235131396957123</text:p>
          </table:table-cell>
          <table:table-cell office:value-type="float" office:value="0.0117192169117018" calcext:value-type="float">
            <text:p>0.011719216911702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399031811894882" calcext:value-type="float">
            <text:p>0.399031811894882</text:p>
          </table:table-cell>
          <table:table-cell office:value-type="float" office:value="0.016574031385004" calcext:value-type="float">
            <text:p>0.016574031385004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712309820193637" calcext:value-type="float">
            <text:p>0.071230982019364</text:p>
          </table:table-cell>
          <table:table-cell office:value-type="float" office:value="0.00352931885320072" calcext:value-type="float">
            <text:p>0.003529318853201</text:p>
          </table:table-cell>
          <table:table-cell table:number-columns-repeated="10"/>
          <table:table-cell table:style-name="ce17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975103734439834" calcext:value-type="float">
            <text:p>0.097510373443983</text:p>
          </table:table-cell>
          <table:table-cell office:value-type="float" office:value="0.0106007632805695" calcext:value-type="float">
            <text:p>0.01060076328057</text:p>
          </table:table-cell>
          <table:table-cell table:number-columns-repeated="10"/>
          <table:table-cell table:style-name="ce17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 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670816044260027" calcext:value-type="float">
            <text:p>0.067081604426003</text:p>
          </table:table-cell>
          <table:table-cell office:value-type="float" office:value="0.00367659614432313" calcext:value-type="float">
            <text:p>0.003676596144323</text:p>
          </table:table-cell>
          <table:table-cell table:number-columns-repeated="10"/>
          <table:table-cell table:style-name="ce17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 </text:p>
          </table:table-cell>
          <table:table-cell table:number-columns-repeated="21"/>
        </table:table-row>
        <table:table-row table:style-name="ro2" table:number-rows-repeated="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8">
          <table:table-cell/>
          <table:table-cell table:style-name="ce4" office:value-type="string" calcext:value-type="string">
            <text:p>Different tradeoffs result from alternate genetic</text:p>
            <text:p>adaptations to a common environment</text:p>
          </table:table-cell>
          <table:table-cell table:style-name="ce4" office:value-type="string" calcext:value-type="string">
            <text:p>(Rodriguez-Verdugo et al., 2014)</text:p>
          </table:table-cell>
          <table:table-cell table:number-columns-repeated="4"/>
          <table:table-cell office:value-type="string" calcext:value-type="string">
            <text:p>Data present in supplementary data </text:p>
          </table:table-cell>
          <table:table-cell table:number-columns-repeated="35"/>
        </table:table-row>
        <table:table-row table:style-name="ro2">
          <table:table-cell table:number-columns-repeated="7"/>
          <table:table-cell office:value-type="string" calcext:value-type="string">
            <text:p>https://www.pnas.org/content/pnas/suppl/2014/07/31/1406886111.DCSupplemental/pnas.201406886SI.pdf?targetid=nameddest%3DSTXT</text:p>
          </table:table-cell>
          <table:table-cell table:number-columns-repeated="35"/>
        </table:table-row>
        <table:table-row table:style-name="ro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18">
          <table:table-cell/>
          <table:table-cell table:style-name="ce4" office:value-type="string" calcext:value-type="string">
            <text:p>Evolutionary Response of Escherichia-Coli to Thermal-Stress</text:p>
          </table:table-cell>
          <table:table-cell table:style-name="ce4" office:value-type="string" calcext:value-type="string">
            <text:p>(Lenski and Bennett, 1993)</text:p>
          </table:table-cell>
          <table:table-cell office:value-type="string" calcext:value-type="string">
            <text:p>Fitness relative to ancestor</text:p>
          </table:table-cell>
          <table:table-cell table:number-columns-repeated="3"/>
          <table:table-cell office:value-type="float" office:value="0.992592592592592" calcext:value-type="float">
            <text:p>0.992592592592592</text:p>
          </table:table-cell>
          <table:table-cell office:value-type="string" calcext:value-type="string">
            <text:p>not available 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19.5" calcext:value-type="float">
            <text:p>19.5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462962962963" calcext:value-type="float">
            <text:p>1.0462962962963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22.3" calcext:value-type="float">
            <text:p>22.3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2222222222222" calcext:value-type="float">
            <text:p>1.02222222222222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3148148148148" calcext:value-type="float">
            <text:p>1.03148148148148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2962962962963" calcext:value-type="float">
            <text:p>1.02962962962963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8148148148148" calcext:value-type="float">
            <text:p>1.08148148148148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9.8" calcext:value-type="float">
            <text:p>39.8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12222222222222" calcext:value-type="float">
            <text:p>1.12222222222222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44444444444444" calcext:value-type="float">
            <text:p>1.44444444444444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.8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7"/>
          <table:table-cell office:value-type="float" office:value="0.99074074074074" calcext:value-type="float">
            <text:p>0.9907407407407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19.5" calcext:value-type="float">
            <text:p>19.5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2037037037037" calcext:value-type="float">
            <text:p>1.0203703703703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2.3" calcext:value-type="float">
            <text:p>22.3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2407407407407" calcext:value-type="float">
            <text:p>1.024074074074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0555555555556" calcext:value-type="float">
            <text:p>1.00555555555556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8148148148148" calcext:value-type="float">
            <text:p>1.08148148148148</text:p>
          </table:table-cell>
          <table:table-cell table:number-columns-repeated="11"/>
          <table:table-cell table:number-columns-repeated="3"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975925925925926" calcext:value-type="float">
            <text:p>0.975925925925926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.8" calcext:value-type="float">
            <text:p>39.8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7" calcext:value-type="float">
            <text:p>0.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581481481481482" calcext:value-type="float">
            <text:p>0.58148148148148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.8" calcext:value-type="float">
            <text:p>41.8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7"/>
          <table:table-cell office:value-type="float" office:value="1.02600997942837" calcext:value-type="float">
            <text:p>1.02600997942837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.04984243007835" calcext:value-type="float">
            <text:p>1.04984243007835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2.3" calcext:value-type="float">
            <text:p>22.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2600122554383" calcext:value-type="float">
            <text:p>1.12600122554383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0899680483214" calcext:value-type="float">
            <text:p>1.10899680483214</text:p>
          </table:table-cell>
          <table:table-cell table:number-columns-repeated="11"/>
          <table:table-cell table:number-columns-repeated="2" office:value-type="float" office:value="32" calcext:value-type="float">
            <text:p>3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5151661049591" calcext:value-type="float">
            <text:p>1.05151661049591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897218453188602" calcext:value-type="float">
            <text:p>0.897218453188602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39.8" calcext:value-type="float">
            <text:p>39.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0.828194073620168" calcext:value-type="float">
            <text:p>0.828194073620168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7"/>
          <table:table-cell office:value-type="float" office:value="0.971311475409836" calcext:value-type="float">
            <text:p>0.97131147540983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19.5" calcext:value-type="float">
            <text:p>19.5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327868852459" calcext:value-type="float">
            <text:p>1.0327868852459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22.3" calcext:value-type="float">
            <text:p>22.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4508196721312" calcext:value-type="float">
            <text:p>1.04508196721312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0409836065574" calcext:value-type="float">
            <text:p>1.00409836065574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6147540983607" calcext:value-type="float">
            <text:p>1.06147540983607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4918032786885" calcext:value-type="float">
            <text:p>1.04918032786885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9.8" calcext:value-type="float">
            <text:p>39.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1229508196721" calcext:value-type="float">
            <text:p>1.01229508196721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4590163934426" calcext:value-type="float">
            <text:p>1.2459016393442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1.8" calcext:value-type="float">
            <text:p>41.8</text:p>
          </table:table-cell>
          <table:table-cell table:number-columns-repeated="22"/>
        </table:table-row>
        <table:table-row table:style-name="ro2" table:number-rows-repeated="3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Cell density( 10^6cells per ml)</text:p>
          </table:table-cell>
          <table:table-cell table:number-columns-repeated="3"/>
          <table:table-cell office:value-type="float" office:value="41.1" calcext:value-type="float">
            <text:p>4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string" calcext:value-type="string">
            <text:p>Anc 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33.2" calcext:value-type="float">
            <text:p>33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7.6" calcext:value-type="float">
            <text:p>7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total biomass</text:p>
          </table:table-cell>
          <table:table-cell table:number-columns-repeated="3"/>
          <table:table-cell office:value-type="float" office:value="25.4" calcext:value-type="float">
            <text:p>25.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string" calcext:value-type="string">
            <text:p>Anc 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7"/>
          <table:table-cell office:value-type="float" office:value="23.7" calcext:value-type="float">
            <text:p>23.7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2.8" calcext:value-type="float">
            <text:p>12.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 table:number-rows-repeated="5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ean frelative fitness </text:p>
          </table:table-cell>
          <table:table-cell table:number-columns-repeated="3"/>
          <table:table-cell office:value-type="float" office:value="1.078" calcext:value-type="float">
            <text:p>1.078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04" calcext:value-type="float">
            <text:p>1.104</text:p>
          </table:table-cell>
          <table:table-cell table:number-columns-repeated="11"/>
          <table:table-cell table:number-columns-repeated="2" office:value-type="float" office:value="32" calcext:value-type="float">
            <text:p>3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447" calcext:value-type="float">
            <text:p>1.447</text:p>
          </table:table-cell>
          <table:table-cell table:number-columns-repeated="11"/>
          <table:table-cell table:number-columns-repeated="2" office:value-type="float" office:value="42" calcext:value-type="float">
            <text:p>4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037" calcext:value-type="float">
            <text:p>1.037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56" calcext:value-type="float">
            <text:p>1.15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19">
          <table:table-cell/>
          <table:table-cell table:style-name="ce4" office:value-type="string" calcext:value-type="string">
            <text:p>Evolution of thermal dependence of growth rate of Escherichia coli populations during 20,000 generations in a constant environment</text:p>
          </table:table-cell>
          <table:table-cell table:style-name="ce4" office:value-type="string" calcext:value-type="string">
            <text:p>(Cooper et al., 2001)</text:p>
          </table:table-cell>
          <table:table-cell office:value-type="string" calcext:value-type="string">
            <text:p>Maximum growth rate Vmax</text:p>
          </table:table-cell>
          <table:table-cell table:number-columns-repeated="39"/>
        </table:table-row>
        <table:table-row table:style-name="ro2">
          <table:table-cell table:number-columns-repeated="7"/>
          <table:table-cell table:style-name="ce4" office:value-type="float" office:value="0.308219178082192" calcext:value-type="float">
            <text:p>0.308219178082192</text:p>
          </table:table-cell>
          <table:table-cell table:style-name="ce4"/>
          <table:table-cell office:value-type="float" office:value="0.0123287671232879" calcext:value-type="float">
            <text:p>0.012328767123288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517808219178082" calcext:value-type="float">
            <text:p>0.517808219178082</text:p>
          </table:table-cell>
          <table:table-cell table:style-name="ce4"/>
          <table:table-cell office:value-type="float" office:value="0.00958904109589054" calcext:value-type="float">
            <text:p>0.009589041095891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667123287671233" calcext:value-type="float">
            <text:p>0.667123287671233</text:p>
          </table:table-cell>
          <table:table-cell table:style-name="ce4"/>
          <table:table-cell office:value-type="float" office:value="0.0205479452054792" calcext:value-type="float">
            <text:p>0.020547945205479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805479452054794" calcext:value-type="float">
            <text:p>0.805479452054794</text:p>
          </table:table-cell>
          <table:table-cell table:style-name="ce4"/>
          <table:table-cell office:value-type="float" office:value="0.0136986301369862" calcext:value-type="float">
            <text:p>0.013698630136986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876712328767123" calcext:value-type="float">
            <text:p>0.876712328767123</text:p>
          </table:table-cell>
          <table:table-cell table:style-name="ce4"/>
          <table:table-cell office:value-type="float" office:value="0.0315068493150686" calcext:value-type="float">
            <text:p>0.031506849315069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846575342465753" calcext:value-type="float">
            <text:p>0.846575342465753</text:p>
          </table:table-cell>
          <table:table-cell table:style-name="ce4"/>
          <table:table-cell office:value-type="float" office:value="0.0397260273972604" calcext:value-type="float">
            <text:p>0.03972602739726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912328767123288" calcext:value-type="float">
            <text:p>0.912328767123288</text:p>
          </table:table-cell>
          <table:table-cell table:style-name="ce4"/>
          <table:table-cell office:value-type="float" office:value="0.0630136986301369" calcext:value-type="float">
            <text:p>0.063013698630137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794520547945205" calcext:value-type="float">
            <text:p>0.794520547945205</text:p>
          </table:table-cell>
          <table:table-cell table:style-name="ce4"/>
          <table:table-cell office:value-type="float" office:value="0.041095890410959" calcext:value-type="float">
            <text:p>0.041095890410959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535616438356164" calcext:value-type="float">
            <text:p>0.535616438356164</text:p>
          </table:table-cell>
          <table:table-cell table:style-name="ce4"/>
          <table:table-cell office:value-type="float" office:value="0.0452054794520548" calcext:value-type="float">
            <text:p>0.045205479452055</text:p>
          </table:table-cell>
          <table:table-cell table:number-columns-repeated="11"/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242465753424658" calcext:value-type="float">
            <text:p>0.242465753424658</text:p>
          </table:table-cell>
          <table:table-cell table:style-name="ce4"/>
          <table:table-cell office:value-type="float" office:value="0.0109589041095888" calcext:value-type="float">
            <text:p>0.010958904109589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576712328767123" calcext:value-type="float">
            <text:p>0.576712328767123</text:p>
          </table:table-cell>
          <table:table-cell table:style-name="ce4"/>
          <table:table-cell office:value-type="float" office:value="0.0287671232876712" calcext:value-type="float">
            <text:p>0.028767123287671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802739726027397" calcext:value-type="float">
            <text:p>0.802739726027397</text:p>
          </table:table-cell>
          <table:table-cell table:style-name="ce4"/>
          <table:table-cell office:value-type="float" office:value="0.0219178082191782" calcext:value-type="float">
            <text:p>0.02191780821917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927397260273973" calcext:value-type="float">
            <text:p>0.927397260273973</text:p>
          </table:table-cell>
          <table:table-cell table:style-name="ce4"/>
          <table:table-cell office:value-type="float" office:value="0.0260273972602741" calcext:value-type="float">
            <text:p>0.02602739726027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06301369863014" calcext:value-type="float">
            <text:p>1.06301369863014</text:p>
          </table:table-cell>
          <table:table-cell table:style-name="ce4"/>
          <table:table-cell office:value-type="float" office:value="0.0273972602739725" calcext:value-type="float">
            <text:p>0.027397260273973</text:p>
          </table:table-cell>
          <table:table-cell table:number-columns-repeated="9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965753424657534" calcext:value-type="float">
            <text:p>0.965753424657534</text:p>
          </table:table-cell>
          <table:table-cell table:style-name="ce4"/>
          <table:table-cell office:value-type="float" office:value="0.0534246575342463" calcext:value-type="float">
            <text:p>0.053424657534246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93972602739726" calcext:value-type="float">
            <text:p>0.93972602739726</text:p>
          </table:table-cell>
          <table:table-cell table:style-name="ce4"/>
          <table:table-cell office:value-type="float" office:value="0.158904109589041" calcext:value-type="float">
            <text:p>0.158904109589041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576712328767123" calcext:value-type="float">
            <text:p>0.576712328767123</text:p>
          </table:table-cell>
          <table:table-cell table:style-name="ce4"/>
          <table:table-cell office:value-type="float" office:value="0.17945205479452" calcext:value-type="float">
            <text:p>0.1794520547945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413698630136986" calcext:value-type="float">
            <text:p>0.413698630136986</text:p>
          </table:table-cell>
          <table:table-cell table:style-name="ce4"/>
          <table:table-cell office:value-type="float" office:value="0.206849315068493" calcext:value-type="float">
            <text:p>0.206849315068493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grees for 2000 generations</text:p>
          </table:table-cell>
          <table:table-cell table:number-columns-repeated="21"/>
        </table:table-row>
        <table:table-row table:style-name="ro2" table:number-rows-repeated="4">
          <table:table-cell table:number-columns-repeated="43"/>
        </table:table-row>
        <table:table-row table:style-name="ro2">
          <table:table-cell table:number-columns-repeated="22"/>
          <table:table-cell office:value-type="string" calcext:value-type="string">
            <text:p>generations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55063138087645" calcext:value-type="float">
            <text:p>0.75506313808764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533557270137309" calcext:value-type="float">
            <text:p>0.53355727013730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75308889207959" calcext:value-type="float">
            <text:p>0.87530888920795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14123132495522" calcext:value-type="float">
            <text:p>0.71412313249552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74155891754642" calcext:value-type="float">
            <text:p>0.774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698682828405" calcext:value-type="float">
            <text:p>1.069868282840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0078157471151" calcext:value-type="float">
            <text:p>1.1007815747115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1448945431462" calcext:value-type="float">
            <text:p>1.114489454314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8660100960485" calcext:value-type="float">
            <text:p>1.0866010096048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0787355757241" calcext:value-type="float">
            <text:p>1.1078735575724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7592062208" calcext:value-type="float">
            <text:p>0.9991575920622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5400630247338" calcext:value-type="float">
            <text:p>1.1540063024733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395400856955" calcext:value-type="float">
            <text:p>1.139540085695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9957284495462" calcext:value-type="float">
            <text:p>1.199572844954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9059182038707" calcext:value-type="float">
            <text:p>1.190591820387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9012083519108" calcext:value-type="float">
            <text:p>1.190120835191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9292369775" calcext:value-type="float">
            <text:p>0.99915929236977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7176072516228" calcext:value-type="float">
            <text:p>1.071760725162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1779655253195" calcext:value-type="float">
            <text:p>1.1177965525319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4190351321328" calcext:value-type="float">
            <text:p>1.141903513213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1590751082529" calcext:value-type="float">
            <text:p>1.1159075108252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4757913987108" calcext:value-type="float">
            <text:p>1.147579139871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8212221055097" calcext:value-type="float">
            <text:p>0.998212221055097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5001719199873" calcext:value-type="float">
            <text:p>1.05001719199873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0078157471151" calcext:value-type="float">
            <text:p>1.10078157471151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5797652064173" calcext:value-type="float">
            <text:p>1.15797652064173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5845090645286" calcext:value-type="float">
            <text:p>1.15845090645286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20430140029774" calcext:value-type="float">
            <text:p>1.20430140029774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9292369775" calcext:value-type="float">
            <text:p>0.99915929236977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5757505913292" calcext:value-type="float">
            <text:p>1.0575750591329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7336581550529" calcext:value-type="float">
            <text:p>1.0733658155052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9085347882928" calcext:value-type="float">
            <text:p>1.090853478829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5277698010262" calcext:value-type="float">
            <text:p>1.152776980102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13528761647107" calcext:value-type="float">
            <text:p>1.135287616471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911991324652948" calcext:value-type="float">
            <text:p>0.91199132465294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85231884167491" calcext:value-type="float">
            <text:p>0.88523188416749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48835100393715" calcext:value-type="float">
            <text:p>0.84883510039371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957081781015499" calcext:value-type="float">
            <text:p>0.95708178101549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1.02089772461063" calcext:value-type="float">
            <text:p>1.02089772461063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1.00010466337689" calcext:value-type="float">
            <text:p>1.0001046633768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55269064226284" calcext:value-type="float">
            <text:p>0.85526906422628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94479668099963" calcext:value-type="float">
            <text:p>0.794479668099963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25940270084411" calcext:value-type="float">
            <text:p>0.72594027008441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25676911334628" calcext:value-type="float">
            <text:p>0.8256769113346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21216815663989" calcext:value-type="float">
            <text:p>0.72121681566398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7"/>
          <table:table-cell table:style-name="ce4" office:value-type="float" office:value="0.999157592062208" calcext:value-type="float">
            <text:p>0.9991575920622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41086798812052" calcext:value-type="float">
            <text:p>0.84108679881205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879563058739958" calcext:value-type="float">
            <text:p>0.87956305873995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108109333555" calcext:value-type="float">
            <text:p>0.710810933355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6517316687952" calcext:value-type="float">
            <text:p>0.7651731668795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" office:value-type="float" office:value="0.764700481375964" calcext:value-type="float">
            <text:p>0.76470048137596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2" table:number-rows-repeated="2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0">
          <table:table-cell/>
          <table:table-cell table:style-name="ce4" office:value-type="string" calcext:value-type="string">
            <text:p>Experimental Evolution of a Facultative Thermophile from a Mesophilic Ancestor</text:p>
          </table:table-cell>
          <table:table-cell table:style-name="ce4" office:value-type="string" calcext:value-type="string">
            <text:p>(Blaby et al., 2012)</text:p>
          </table:table-cell>
          <table:table-cell table:number-columns-repeated="40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table:style-name="ce4" office:value-type="float" office:value="42.9082774049217" calcext:value-type="float">
            <text:p>42.9082774049217</text:p>
          </table:table-cell>
          <table:table-cell/>
          <table:table-cell table:style-name="ce4"/>
          <table:table-cell table:number-columns-repeated="6"/>
          <table:table-cell office:value-type="float" office:value="0.75924544977488" calcext:value-type="float">
            <text:p>0.7592454497748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2.2746982627668" calcext:value-type="float">
            <text:p>32.2746982627668</text:p>
          </table:table-cell>
          <table:table-cell/>
          <table:table-cell table:style-name="ce4"/>
          <table:table-cell table:number-columns-repeated="6"/>
          <table:table-cell office:value-type="float" office:value="0.690474217692696" calcext:value-type="float">
            <text:p>0.69047421769269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35.2092136879609" calcext:value-type="float">
            <text:p>35.2092136879609</text:p>
          </table:table-cell>
          <table:table-cell/>
          <table:table-cell table:style-name="ce4"/>
          <table:table-cell table:number-columns-repeated="6"/>
          <table:table-cell office:value-type="float" office:value="1.03571132653909" calcext:value-type="float">
            <text:p>1.0357113265390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0.7330074295026" calcext:value-type="float">
            <text:p>40.7330074295026</text:p>
          </table:table-cell>
          <table:table-cell/>
          <table:table-cell table:style-name="ce4"/>
          <table:table-cell table:number-columns-repeated="6"/>
          <table:table-cell office:value-type="float" office:value="0.863092772115891" calcext:value-type="float">
            <text:p>0.86309277211589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52.4710691302787" calcext:value-type="float">
            <text:p>52.4710691302787</text:p>
          </table:table-cell>
          <table:table-cell/>
          <table:table-cell table:style-name="ce4"/>
          <table:table-cell table:number-columns-repeated="6"/>
          <table:table-cell office:value-type="float" office:value="4.66070096942579" calcext:value-type="float">
            <text:p>4.6607009694257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22.727272727273" calcext:value-type="float">
            <text:p>422.727272727273</text:p>
          </table:table-cell>
          <table:table-cell/>
          <table:table-cell table:style-name="ce4"/>
          <table:table-cell table:number-columns-repeated="6"/>
          <table:table-cell office:value-type="float" office:value="9.91735537190084" calcext:value-type="float">
            <text:p>9.9173553719008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569.00826446281" calcext:value-type="float">
            <text:p>569.00826446281</text:p>
          </table:table-cell>
          <table:table-cell/>
          <table:table-cell table:style-name="ce4"/>
          <table:table-cell table:number-columns-repeated="6"/>
          <table:table-cell office:value-type="float" office:value="7.4380165289258" calcext:value-type="float">
            <text:p>7.438016528925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 table:number-rows-repeated="6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table:style-name="ce4" office:value-type="float" office:value="56.2686773275886" calcext:value-type="float">
            <text:p>56.2686773275886</text:p>
          </table:table-cell>
          <table:table-cell/>
          <table:table-cell table:style-name="ce4"/>
          <table:table-cell table:number-columns-repeated="6"/>
          <table:table-cell office:value-type="float" office:value="0.690474217692724" calcext:value-type="float">
            <text:p>0.690474217692724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VG1064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50.0544093683542" calcext:value-type="float">
            <text:p>50.0544093683542</text:p>
          </table:table-cell>
          <table:table-cell/>
          <table:table-cell table:style-name="ce4"/>
          <table:table-cell table:number-columns-repeated="6"/>
          <table:table-cell office:value-type="float" office:value="1.38094843538542" calcext:value-type="float">
            <text:p>1.3809484353854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7.982986715276" calcext:value-type="float">
            <text:p>47.982986715276</text:p>
          </table:table-cell>
          <table:table-cell/>
          <table:table-cell table:style-name="ce4"/>
          <table:table-cell table:number-columns-repeated="6"/>
          <table:table-cell office:value-type="float" office:value="0.517855663269529" calcext:value-type="float">
            <text:p>0.51785566326952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3.1496671914271" calcext:value-type="float">
            <text:p>43.1496671914271</text:p>
          </table:table-cell>
          <table:table-cell/>
          <table:table-cell table:style-name="ce4"/>
          <table:table-cell table:number-columns-repeated="6"/>
          <table:table-cell office:value-type="float" office:value="3.62498964288673" calcext:value-type="float">
            <text:p>3.6249896428867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0.3014610434446" calcext:value-type="float">
            <text:p>40.3014610434446</text:p>
          </table:table-cell>
          <table:table-cell/>
          <table:table-cell table:style-name="ce4"/>
          <table:table-cell table:number-columns-repeated="6"/>
          <table:table-cell office:value-type="float" office:value="0.949402049327489" calcext:value-type="float">
            <text:p>0.94940204932748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70.5960173447123" calcext:value-type="float">
            <text:p>70.5960173447123</text:p>
          </table:table-cell>
          <table:table-cell/>
          <table:table-cell table:style-name="ce4"/>
          <table:table-cell table:number-columns-repeated="6"/>
          <table:table-cell office:value-type="float" office:value="9.83925760212114" calcext:value-type="float">
            <text:p>9.8392576021211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01.063192200403" calcext:value-type="float">
            <text:p>101.063192200403</text:p>
          </table:table-cell>
          <table:table-cell/>
          <table:table-cell table:style-name="ce4"/>
          <table:table-cell table:number-columns-repeated="6"/>
          <table:table-cell office:value-type="float" office:value="9.92556687933273" calcext:value-type="float">
            <text:p>9.9255668793327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 table:number-rows-repeated="5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Optical density OD 600</text:p>
          </table:table-cell>
          <table:table-cell table:number-columns-repeated="3"/>
          <table:table-cell table:style-name="ce4" office:value-type="float" office:value="1.84466019417476" calcext:value-type="float">
            <text:p>1.84466019417476</text:p>
          </table:table-cell>
          <table:table-cell table:style-name="ce4"/>
          <table:table-cell table:number-columns-repeated="7"/>
          <table:table-cell office:value-type="float" office:value="0.0218446601941751" calcext:value-type="float">
            <text:p>0.02184466019417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1.59708737864078" calcext:value-type="float">
            <text:p>1.59708737864078</text:p>
          </table:table-cell>
          <table:table-cell table:style-name="ce4"/>
          <table:table-cell table:number-columns-repeated="7"/>
          <table:table-cell office:value-type="float" office:value="0.0533980582524272" calcext:value-type="float">
            <text:p>0.0533980582524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85436893203884" calcext:value-type="float">
            <text:p>1.85436893203884</text:p>
          </table:table-cell>
          <table:table-cell table:style-name="ce4"/>
          <table:table-cell table:number-columns-repeated="7"/>
          <table:table-cell office:value-type="float" office:value="0.0825242718446604" calcext:value-type="float">
            <text:p>0.082524271844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11165048543689" calcext:value-type="float">
            <text:p>1.11165048543689</text:p>
          </table:table-cell>
          <table:table-cell table:style-name="ce4"/>
          <table:table-cell table:number-columns-repeated="7"/>
          <table:table-cell office:value-type="float" office:value="0.143203883495146" calcext:value-type="float">
            <text:p>0.1432038834951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0.788834951456311" calcext:value-type="float">
            <text:p>0.788834951456311</text:p>
          </table:table-cell>
          <table:table-cell table:style-name="ce4"/>
          <table:table-cell table:number-columns-repeated="7"/>
          <table:table-cell office:value-type="float" office:value="0.138349514563107" calcext:value-type="float">
            <text:p>0.13834951456310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0.0679611650485434" calcext:value-type="float">
            <text:p>0.067961165048543</text:p>
          </table:table-cell>
          <table:table-cell table:style-name="ce4"/>
          <table:table-cell table:number-columns-repeated="7"/>
          <table:table-cell office:value-type="float" office:value="0.106796116504854" calcext:value-type="float">
            <text:p>0.10679611650485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0.0752427184466016" calcext:value-type="float">
            <text:p>0.075242718446602</text:p>
          </table:table-cell>
          <table:table-cell table:style-name="ce4"/>
          <table:table-cell table:number-columns-repeated="7"/>
          <table:table-cell office:value-type="float" office:value="0.00728155339805817" calcext:value-type="float">
            <text:p>0.00728155339805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table:number-columns-repeated="2"/>
          <table:table-cell table:number-columns-repeated="34"/>
        </table:table-row>
        <table:table-row table:style-name="ro2">
          <table:table-cell table:number-columns-repeated="3"/>
          <table:table-cell office:value-type="string" calcext:value-type="string">
            <text:p>Optical density OD 600</text:p>
          </table:table-cell>
          <table:table-cell table:number-columns-repeated="3"/>
          <table:table-cell table:style-name="ce4" office:value-type="float" office:value="1.08252427184466" calcext:value-type="float">
            <text:p>1.08252427184466</text:p>
          </table:table-cell>
          <table:table-cell table:style-name="ce4"/>
          <table:table-cell table:number-columns-repeated="7"/>
          <table:table-cell office:value-type="float" office:value="0.0582524271844667" calcext:value-type="float">
            <text:p>0.058252427184467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VG1064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0.907766990291262" calcext:value-type="float">
            <text:p>0.907766990291262</text:p>
          </table:table-cell>
          <table:table-cell table:style-name="ce4"/>
          <table:table-cell table:number-columns-repeated="7"/>
          <table:table-cell office:value-type="float" office:value="0.116504854368932" calcext:value-type="float">
            <text:p>0.11650485436893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04368932038835" calcext:value-type="float">
            <text:p>1.04368932038835</text:p>
          </table:table-cell>
          <table:table-cell table:style-name="ce4"/>
          <table:table-cell table:number-columns-repeated="7"/>
          <table:table-cell office:value-type="float" office:value="0.0485436893203881" calcext:value-type="float">
            <text:p>0.04854368932038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05339805825243" calcext:value-type="float">
            <text:p>1.05339805825243</text:p>
          </table:table-cell>
          <table:table-cell table:style-name="ce4"/>
          <table:table-cell table:number-columns-repeated="7"/>
          <table:table-cell office:value-type="float" office:value="0.0533980582524272" calcext:value-type="float">
            <text:p>0.05339805825242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44902912621359" calcext:value-type="float">
            <text:p>1.44902912621359</text:p>
          </table:table-cell>
          <table:table-cell table:style-name="ce4"/>
          <table:table-cell table:number-columns-repeated="7"/>
          <table:table-cell office:value-type="float" office:value="0.0169902912621362" calcext:value-type="float">
            <text:p>0.01699029126213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.42961165048544" calcext:value-type="float">
            <text:p>1.42961165048544</text:p>
          </table:table-cell>
          <table:table-cell table:style-name="ce4"/>
          <table:table-cell table:number-columns-repeated="7"/>
          <table:table-cell office:value-type="float" office:value="0.0606796116504853" calcext:value-type="float">
            <text:p>0.06067961165048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0.0825242718446598" calcext:value-type="float">
            <text:p>0.08252427184466</text:p>
          </table:table-cell>
          <table:table-cell table:style-name="ce4"/>
          <table:table-cell table:number-columns-repeated="7"/>
          <table:table-cell office:value-type="float" office:value="0.00970873786407728" calcext:value-type="float">
            <text:p>0.00970873786407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 table:number-rows-repeated="3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table:style-name="ce4" office:value-type="float" office:value="47.0562705255707" calcext:value-type="float">
            <text:p>47.0562705255707</text:p>
          </table:table-cell>
          <table:table-cell table:style-name="ce4" office:value-type="float" office:value="50.9975282280993" calcext:value-type="float">
            <text:p>50.9975282280993</text:p>
          </table:table-cell>
          <table:table-cell table:number-columns-repeated="7"/>
          <table:table-cell office:value-type="float" office:value="3.94125770252862" calcext:value-type="float">
            <text:p>3.94125770252862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G1064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42.0805820848757" calcext:value-type="float">
            <text:p>42.0805820848757</text:p>
          </table:table-cell>
          <table:table-cell table:style-name="ce4" office:value-type="float" office:value="43.1017836213199" calcext:value-type="float">
            <text:p>43.1017836213199</text:p>
          </table:table-cell>
          <table:table-cell table:number-columns-repeated="7"/>
          <table:table-cell office:value-type="float" office:value="1.02120153644415" calcext:value-type="float">
            <text:p>1.02120153644415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0.5354345328582" calcext:value-type="float">
            <text:p>40.5354345328582</text:p>
          </table:table-cell>
          <table:table-cell table:style-name="ce4" office:value-type="float" office:value="41.3383542408874" calcext:value-type="float">
            <text:p>41.3383542408874</text:p>
          </table:table-cell>
          <table:table-cell table:number-columns-repeated="7"/>
          <table:table-cell office:value-type="float" office:value="0.802919708029208" calcext:value-type="float">
            <text:p>0.80291970802920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4.2459935246539" calcext:value-type="float">
            <text:p>44.2459935246539</text:p>
          </table:table-cell>
          <table:table-cell table:style-name="ce4" office:value-type="float" office:value="45.1212096596382" calcext:value-type="float">
            <text:p>45.1212096596382</text:p>
          </table:table-cell>
          <table:table-cell table:number-columns-repeated="7"/>
          <table:table-cell office:value-type="float" office:value="0.875216134984271" calcext:value-type="float">
            <text:p>0.875216134984271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4.2336926879649" calcext:value-type="float">
            <text:p>44.2336926879649</text:p>
          </table:table-cell>
          <table:table-cell table:style-name="ce4" office:value-type="float" office:value="45.0368444872524" calcext:value-type="float">
            <text:p>45.0368444872524</text:p>
          </table:table-cell>
          <table:table-cell table:number-columns-repeated="7"/>
          <table:table-cell office:value-type="float" office:value="0.803151799287491" calcext:value-type="float">
            <text:p>0.80315179928749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50.9369524096875" calcext:value-type="float">
            <text:p>50.9369524096875</text:p>
          </table:table-cell>
          <table:table-cell table:style-name="ce4" office:value-type="float" office:value="51.6668794169867" calcext:value-type="float">
            <text:p>51.6668794169867</text:p>
          </table:table-cell>
          <table:table-cell table:number-columns-repeated="7"/>
          <table:table-cell office:value-type="float" office:value="0.729927007299239" calcext:value-type="float">
            <text:p>0.729927007299239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70.4866953686189" calcext:value-type="float">
            <text:p>70.4866953686189</text:p>
          </table:table-cell>
          <table:table-cell table:style-name="ce4" office:value-type="float" office:value="80.413702667889" calcext:value-type="float">
            <text:p>80.413702667889</text:p>
          </table:table-cell>
          <table:table-cell table:number-columns-repeated="7"/>
          <table:table-cell office:value-type="float" office:value="9.92700729927006" calcext:value-type="float">
            <text:p>9.9270072992700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100.973274691609" calcext:value-type="float">
            <text:p>100.973274691609</text:p>
          </table:table-cell>
          <table:table-cell table:style-name="ce4" office:value-type="float" office:value="111.04603530108" calcext:value-type="float">
            <text:p>111.04603530108</text:p>
          </table:table-cell>
          <table:table-cell table:number-columns-repeated="7"/>
          <table:table-cell office:value-type="float" office:value="10.0727606094716" calcext:value-type="float">
            <text:p>10.072760609471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table:number-columns-repeated="2"/>
          <table:table-cell table:number-columns-repeated="34"/>
        </table:table-row>
        <table:table-row table:style-name="ro2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table:style-name="ce4" office:value-type="float" office:value="32.5306070346861" calcext:value-type="float">
            <text:p>32.5306070346861</text:p>
          </table:table-cell>
          <table:table-cell table:style-name="ce4" office:value-type="float" office:value="33.1877734325137" calcext:value-type="float">
            <text:p>33.1877734325137</text:p>
          </table:table-cell>
          <table:table-cell table:number-columns-repeated="7"/>
          <table:table-cell office:value-type="float" office:value="0.657166397827609" calcext:value-type="float">
            <text:p>0.657166397827609</text:p>
          </table:table-cell>
          <table:table-cell table:number-columns-repeated="2"/>
          <table:table-cell office:value-type="float" office:value="49.6" calcext:value-type="float">
            <text:p>49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G1058</text:p>
          </table:table-cell>
          <table:table-cell table:number-columns-repeated="21"/>
        </table:table-row>
        <table:table-row table:style-name="ro2">
          <table:table-cell table:number-columns-repeated="7"/>
          <table:table-cell table:style-name="ce4" office:value-type="float" office:value="36.1680572801225" calcext:value-type="float">
            <text:p>36.1680572801225</text:p>
          </table:table-cell>
          <table:table-cell table:style-name="ce4" office:value-type="float" office:value="36.5324405556265" calcext:value-type="float">
            <text:p>36.5324405556265</text:p>
          </table:table-cell>
          <table:table-cell table:number-columns-repeated="7"/>
          <table:table-cell office:value-type="float" office:value="0.36438327550394" calcext:value-type="float">
            <text:p>0.36438327550394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36.0828797883327" calcext:value-type="float">
            <text:p>36.0828797883327</text:p>
          </table:table-cell>
          <table:table-cell table:style-name="ce4" office:value-type="float" office:value="36.6663572116556" calcext:value-type="float">
            <text:p>36.6663572116556</text:p>
          </table:table-cell>
          <table:table-cell table:number-columns-repeated="7"/>
          <table:table-cell office:value-type="float" office:value="0.583477423322847" calcext:value-type="float">
            <text:p>0.58347742332284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38.6253234771912" calcext:value-type="float">
            <text:p>38.6253234771912</text:p>
          </table:table-cell>
          <table:table-cell table:style-name="ce4" office:value-type="float" office:value="39.5756211342299" calcext:value-type="float">
            <text:p>39.5756211342299</text:p>
          </table:table-cell>
          <table:table-cell table:number-columns-repeated="7"/>
          <table:table-cell office:value-type="float" office:value="0.950297657038732" calcext:value-type="float">
            <text:p>0.950297657038732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1.0220138558481" calcext:value-type="float">
            <text:p>41.0220138558481</text:p>
          </table:table-cell>
          <table:table-cell table:style-name="ce4" office:value-type="float" office:value="41.8242372901024" calcext:value-type="float">
            <text:p>41.8242372901024</text:p>
          </table:table-cell>
          <table:table-cell table:number-columns-repeated="7"/>
          <table:table-cell office:value-type="float" office:value="0.802223434254358" calcext:value-type="float">
            <text:p>0.80222343425435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49.3311129936291" calcext:value-type="float">
            <text:p>49.3311129936291</text:p>
          </table:table-cell>
          <table:table-cell table:style-name="ce4" office:value-type="float" office:value="46.5569261833753" calcext:value-type="float">
            <text:p>46.5569261833753</text:p>
          </table:table-cell>
          <table:table-cell table:number-columns-repeated="7"/>
          <table:table-cell office:value-type="float" office:value="2.77418681025375" calcext:value-type="float">
            <text:p>2.77418681025375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70.4866953686189" calcext:value-type="float">
            <text:p>70.4866953686189</text:p>
          </table:table-cell>
          <table:table-cell table:style-name="ce4" office:value-type="float" office:value="60.7056734708087" calcext:value-type="float">
            <text:p>60.7056734708087</text:p>
          </table:table-cell>
          <table:table-cell table:number-columns-repeated="7"/>
          <table:table-cell office:value-type="float" office:value="9.78102189781021" calcext:value-type="float">
            <text:p>9.781021897810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" office:value-type="float" office:value="91.1922527937985" calcext:value-type="float">
            <text:p>91.1922527937985</text:p>
          </table:table-cell>
          <table:table-cell table:style-name="ce4" office:value-type="float" office:value="84.0389681222657" calcext:value-type="float">
            <text:p>84.0389681222657</text:p>
          </table:table-cell>
          <table:table-cell table:number-columns-repeated="7"/>
          <table:table-cell office:value-type="float" office:value="7.15328467153284" calcext:value-type="float">
            <text:p>7.1532846715328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2" table:number-rows-repeated="11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20">
          <table:table-cell/>
          <table:table-cell table:style-name="ce4" office:value-type="string" calcext:value-type="string">
            <text:p>Evolutionary adaptation to temperature .4. Adaptation of Escherichia coli at a niche boundary</text:p>
          </table:table-cell>
          <table:table-cell office:value-type="string" calcext:value-type="string">
            <text:p>Mongold_et_al</text:p>
          </table:table-cell>
          <table:table-cell table:number-columns-repeated="3"/>
          <table:table-cell table:style-name="ce4"/>
          <table:table-cell table:style-name="ce4" office:value-type="float" office:value="1.09533907995186" calcext:value-type="float">
            <text:p>1.09533907995186</text:p>
          </table:table-cell>
          <table:table-cell table:style-name="ce4"/>
          <table:table-cell office:value-type="float" office:value="0.0504857535671888" calcext:value-type="float">
            <text:p>0.050485753567189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6065892655887" calcext:value-type="float">
            <text:p>1.06065892655887</text:p>
          </table:table-cell>
          <table:table-cell table:style-name="ce4"/>
          <table:table-cell office:value-type="float" office:value="0.0427193453191723" calcext:value-type="float">
            <text:p>0.04271934531917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1.05697060696646" calcext:value-type="float">
            <text:p>1.05697060696646</text:p>
          </table:table-cell>
          <table:table-cell table:style-name="ce4"/>
          <table:table-cell office:value-type="float" office:value="0.0597090125212627" calcext:value-type="float">
            <text:p>0.05970901252126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0.948427302785328" calcext:value-type="float">
            <text:p>0.948427302785328</text:p>
          </table:table-cell>
          <table:table-cell table:style-name="ce4"/>
          <table:table-cell office:value-type="float" office:value="0.0577672737940891" calcext:value-type="float">
            <text:p>0.05776727379408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table:number-columns-repeated="6"/>
          <table:table-cell table:style-name="ce4"/>
          <table:table-cell table:style-name="ce4" office:value-type="float" office:value="0.827662305832961" calcext:value-type="float">
            <text:p>0.827662305832961</text:p>
          </table:table-cell>
          <table:table-cell table:style-name="ce4"/>
          <table:table-cell office:value-type="float" office:value="0.138349977632467" calcext:value-type="float">
            <text:p>0.13834997763246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table:number-columns-repeated="22"/>
        </table:table-row>
        <table:table-row table:style-name="ro2">
          <table:table-cell table:number-columns-repeated="6"/>
          <table:table-cell table:style-name="ce4"/>
          <table:table-cell table:number-columns-repeated="36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1">
          <table:table-cell/>
          <table:table-cell table:style-name="ce4" office:value-type="string" calcext:value-type="string">
            <text:p>Thermal evolution of pre-adult life history traits, geometric size and shape, and developmental stability in Drosophila subobscura</text:p>
          </table:table-cell>
          <table:table-cell/>
          <table:table-cell table:style-name="ce4" office:value-type="string" calcext:value-type="string">
            <text:p>Egg-lay to adult development time (hours)</text:p>
          </table:table-cell>
          <table:table-cell table:number-columns-repeated="2"/>
          <table:table-cell table:style-name="ce4"/>
          <table:table-cell table:number-columns-repeated="36"/>
        </table:table-row>
        <table:table-row table:style-name="ro2">
          <table:table-cell table:number-columns-repeated="6"/>
          <table:table-cell table:style-name="ce4"/>
          <table:table-cell table:number-columns-repeated="36"/>
        </table:table-row>
        <table:table-row table:style-name="ro2">
          <table:table-cell table:number-columns-repeated="6"/>
          <table:table-cell table:style-name="ce4"/>
          <table:table-cell table:number-columns-repeated="2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table:style-name="ce4" office:value-type="float" office:value="933.373953881766" calcext:value-type="float">
            <text:p>933.373953881766</text:p>
          </table:table-cell>
          <table:table-cell table:style-name="ce4"/>
          <table:table-cell table:number-columns-repeated="5"/>
          <table:table-cell table:number-columns-repeated="2"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81646189458684" calcext:value-type="float">
            <text:p>6.81646189458684</text:p>
          </table:table-cell>
          <table:table-cell table:number-columns-repeated="2"/>
          <table:table-cell table:style-name="ce4" office:value-type="float" office:value="888.093171296296" calcext:value-type="float">
            <text:p>888.093171296296</text:p>
          </table:table-cell>
          <table:table-cell table:style-name="ce4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4.86890135327621" calcext:value-type="float">
            <text:p>4.86890135327621</text:p>
          </table:table-cell>
          <table:table-cell table:number-columns-repeated="2"/>
          <table:table-cell table:style-name="ce4" office:value-type="float" office:value="901.72609508547" calcext:value-type="float">
            <text:p>901.72609508547</text:p>
          </table:table-cell>
          <table:table-cell table:style-name="ce4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4.3820112179485" calcext:value-type="float">
            <text:p>4.3820112179485</text:p>
          </table:table-cell>
          <table:table-cell table:number-columns-repeated="2"/>
          <table:table-cell table:style-name="ce4" office:value-type="float" office:value="572.101473468661" calcext:value-type="float">
            <text:p>572.101473468661</text:p>
          </table:table-cell>
          <table:table-cell table:style-name="ce4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5.35579148860393" calcext:value-type="float">
            <text:p>5.35579148860393</text:p>
          </table:table-cell>
          <table:table-cell table:number-columns-repeated="2"/>
          <table:table-cell table:style-name="ce4" office:value-type="float" office:value="561.389890491453" calcext:value-type="float">
            <text:p>561.389890491453</text:p>
          </table:table-cell>
          <table:table-cell table:style-name="ce4"/>
          <table:table-cell table:number-columns-repeated="5"/>
          <table:table-cell table:number-columns-repeated="2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7.79024216524226" calcext:value-type="float">
            <text:p>7.79024216524226</text:p>
          </table:table-cell>
          <table:table-cell table:number-columns-repeated="2"/>
          <table:table-cell table:style-name="ce4" office:value-type="float" office:value="530.715811965812" calcext:value-type="float">
            <text:p>530.715811965812</text:p>
          </table:table-cell>
          <table:table-cell table:style-name="ce4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table:style-name="ce4" office:value-type="float" office:value="416.783520299145" calcext:value-type="float">
            <text:p>416.783520299145</text:p>
          </table:table-cell>
          <table:table-cell table:style-name="ce4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7.79024216524186" calcext:value-type="float">
            <text:p>7.79024216524186</text:p>
          </table:table-cell>
          <table:table-cell table:number-columns-repeated="2"/>
          <table:table-cell table:style-name="ce4" office:value-type="float" office:value="384.648771367521" calcext:value-type="float">
            <text:p>384.648771367521</text:p>
          </table:table-cell>
          <table:table-cell table:style-name="ce4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table:style-name="ce4" office:value-type="float" office:value="383.674991096866" calcext:value-type="float">
            <text:p>383.674991096866</text:p>
          </table:table-cell>
          <table:table-cell table:style-name="ce4"/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table:number-columns-repeated="22"/>
        </table:table-row>
        <table:table-row table:style-name="ro2" table:number-rows-repeated="11">
          <table:table-cell table:number-columns-repeated="43"/>
        </table:table-row>
        <table:table-row table:style-name="ro16">
          <table:table-cell table:number-columns-repeated="3"/>
          <table:table-cell table:style-name="ce4" office:value-type="string" calcext:value-type="string">
            <text:p>Egg-lay to adult development time (hours)</text:p>
          </table:table-cell>
          <table:table-cell table:number-columns-repeated="5"/>
          <table:table-cell office:value-type="float" office:value="7.89586817044358" calcext:value-type="float">
            <text:p>7.89586817044358</text:p>
          </table:table-cell>
          <table:table-cell table:style-name="ce4" office:value-type="float" office:value="943.515850144092" calcext:value-type="float">
            <text:p>943.515850144092</text:p>
          </table:table-cell>
          <table:table-cell table:style-name="ce4"/>
          <table:table-cell table:number-columns-repeated="7"/>
          <table:table-cell table:number-columns-repeated="2"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89098430402851" calcext:value-type="float">
            <text:p>6.89098430402851</text:p>
          </table:table-cell>
          <table:table-cell table:style-name="ce4" office:value-type="float" office:value="893.851731775003" calcext:value-type="float">
            <text:p>893.851731775003</text:p>
          </table:table-cell>
          <table:table-cell table:style-name="ce4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08028026826037" calcext:value-type="float">
            <text:p>6.08028026826037</text:p>
          </table:table-cell>
          <table:table-cell table:style-name="ce4" office:value-type="float" office:value="908.444404418828" calcext:value-type="float">
            <text:p>908.444404418828</text:p>
          </table:table-cell>
          <table:table-cell table:style-name="ce4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89098430402896" calcext:value-type="float">
            <text:p>6.89098430402896</text:p>
          </table:table-cell>
          <table:table-cell table:style-name="ce4" office:value-type="float" office:value="566.327301324699" calcext:value-type="float">
            <text:p>566.327301324699</text:p>
          </table:table-cell>
          <table:table-cell table:style-name="ce4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5.67492825037675" calcext:value-type="float">
            <text:p>5.67492825037675</text:p>
          </table:table-cell>
          <table:table-cell table:style-name="ce4" office:value-type="float" office:value="558.220260967019" calcext:value-type="float">
            <text:p>558.220260967019</text:p>
          </table:table-cell>
          <table:table-cell table:style-name="ce4"/>
          <table:table-cell table:number-columns-repeated="7"/>
          <table:table-cell table:number-columns-repeated="2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08028026826048" calcext:value-type="float">
            <text:p>6.08028026826048</text:p>
          </table:table-cell>
          <table:table-cell table:style-name="ce4" office:value-type="float" office:value="529.845619715136" calcext:value-type="float">
            <text:p>529.845619715136</text:p>
          </table:table-cell>
          <table:table-cell table:style-name="ce4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48563228614455" calcext:value-type="float">
            <text:p>6.48563228614455</text:p>
          </table:table-cell>
          <table:table-cell table:style-name="ce4" office:value-type="float" office:value="415.941702689721" calcext:value-type="float">
            <text:p>415.941702689721</text:p>
          </table:table-cell>
          <table:table-cell table:style-name="ce4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6.08028026826042" calcext:value-type="float">
            <text:p>6.08028026826042</text:p>
          </table:table-cell>
          <table:table-cell table:style-name="ce4" office:value-type="float" office:value="381.486781169578" calcext:value-type="float">
            <text:p>381.486781169578</text:p>
          </table:table-cell>
          <table:table-cell table:style-name="ce4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5.26957623249234" calcext:value-type="float">
            <text:p>5.26957623249234</text:p>
          </table:table-cell>
          <table:table-cell table:style-name="ce4" office:value-type="float" office:value="382.297485205346" calcext:value-type="float">
            <text:p>382.297485205346</text:p>
          </table:table-cell>
          <table:table-cell table:style-name="ce4"/>
          <table:table-cell table:number-columns-repeated="7"/>
          <table:table-cell table:number-columns-repeated="2"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10"/>
          <table:table-cell table:style-name="ce11" table:number-columns-repeated="2"/>
          <table:table-cell table:number-columns-repeated="31"/>
        </table:table-row>
        <table:table-row table:style-name="ro2">
          <table:table-cell table:number-columns-repeated="9"/>
          <table:table-cell office:value-type="float" office:value="0.0351091703056769" calcext:value-type="float">
            <text:p>0.035109170305677</text:p>
          </table:table-cell>
          <table:table-cell table:number-columns-repeated="2"/>
          <table:table-cell table:style-name="ce4" office:value-type="float" office:value="0.807248908296943" calcext:value-type="float">
            <text:p>0.807248908296943</text:p>
          </table:table-cell>
          <table:table-cell table:style-name="ce4"/>
          <table:table-cell table:number-columns-repeated="5"/>
          <table:table-cell table:number-columns-repeated="2" office:value-type="float" office:value="13" calcext:value-type="float">
            <text:p>13</text:p>
          </table:table-cell>
          <table:table-cell table:number-columns-repeated="22"/>
        </table:table-row>
        <table:table-row table:style-name="ro11">
          <table:table-cell table:number-columns-repeated="3"/>
          <table:table-cell table:style-name="ce4" office:value-type="string" calcext:value-type="string">
            <text:p>Viability (# adults/30)</text:p>
          </table:table-cell>
          <table:table-cell table:number-columns-repeated="5"/>
          <table:table-cell office:value-type="float" office:value="0.0356331877729257" calcext:value-type="float">
            <text:p>0.035633187772926</text:p>
          </table:table-cell>
          <table:table-cell table:number-columns-repeated="2"/>
          <table:table-cell table:style-name="ce4" office:value-type="float" office:value="0.809082969432314" calcext:value-type="float">
            <text:p>0.809082969432314</text:p>
          </table:table-cell>
          <table:table-cell table:style-name="ce4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48471615720525" calcext:value-type="float">
            <text:p>0.034847161572053</text:p>
          </table:table-cell>
          <table:table-cell table:number-columns-repeated="2"/>
          <table:table-cell table:style-name="ce4" office:value-type="float" office:value="0.793362445414847" calcext:value-type="float">
            <text:p>0.793362445414847</text:p>
          </table:table-cell>
          <table:table-cell table:style-name="ce4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1091703056769" calcext:value-type="float">
            <text:p>0.035109170305677</text:p>
          </table:table-cell>
          <table:table-cell table:number-columns-repeated="2"/>
          <table:table-cell table:style-name="ce4" office:value-type="float" office:value="0.795720524017467" calcext:value-type="float">
            <text:p>0.795720524017467</text:p>
          </table:table-cell>
          <table:table-cell table:style-name="ce4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3711790393012" calcext:value-type="float">
            <text:p>0.035371179039301</text:p>
          </table:table-cell>
          <table:table-cell table:number-columns-repeated="2"/>
          <table:table-cell table:style-name="ce4" office:value-type="float" office:value="0.823231441048035" calcext:value-type="float">
            <text:p>0.823231441048035</text:p>
          </table:table-cell>
          <table:table-cell table:style-name="ce4"/>
          <table:table-cell table:number-columns-repeated="5"/>
          <table:table-cell table:number-columns-repeated="2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1091703056768" calcext:value-type="float">
            <text:p>0.035109170305677</text:p>
          </table:table-cell>
          <table:table-cell table:number-columns-repeated="2"/>
          <table:table-cell table:style-name="ce4" office:value-type="float" office:value="0.75589519650655" calcext:value-type="float">
            <text:p>0.75589519650655</text:p>
          </table:table-cell>
          <table:table-cell table:style-name="ce4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1091703056767" calcext:value-type="float">
            <text:p>0.035109170305677</text:p>
          </table:table-cell>
          <table:table-cell table:number-columns-repeated="2"/>
          <table:table-cell table:style-name="ce4" office:value-type="float" office:value="0.664192139737991" calcext:value-type="float">
            <text:p>0.664192139737991</text:p>
          </table:table-cell>
          <table:table-cell table:style-name="ce4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6331877729257" calcext:value-type="float">
            <text:p>0.035633187772926</text:p>
          </table:table-cell>
          <table:table-cell table:number-columns-repeated="2"/>
          <table:table-cell table:style-name="ce4" office:value-type="float" office:value="0.755633187772926" calcext:value-type="float">
            <text:p>0.755633187772926</text:p>
          </table:table-cell>
          <table:table-cell table:style-name="ce4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9"/>
          <table:table-cell office:value-type="float" office:value="0.0351091703056767" calcext:value-type="float">
            <text:p>0.035109170305677</text:p>
          </table:table-cell>
          <table:table-cell table:number-columns-repeated="2"/>
          <table:table-cell table:style-name="ce4" office:value-type="float" office:value="0.765327510917031" calcext:value-type="float">
            <text:p>0.765327510917031</text:p>
          </table:table-cell>
          <table:table-cell table:style-name="ce4"/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table:number-columns-repeated="22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8:40:02.485441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7:48:43.931014821</meta:creation-date>
    <meta:generator>LibreOffice/6.0.7.3$Linux_X86_64 LibreOffice_project/00m0$Build-3</meta:generator>
    <dc:date>2021-04-28T19:44:46.444663226</dc:date>
    <meta:editing-duration>P10DT14H42M17S</meta:editing-duration>
    <meta:editing-cycles>83</meta:editing-cycles>
    <meta:document-statistic meta:table-count="1" meta:cell-count="3771" meta:object-count="0"/>
  </office:meta>
</office:document-meta>
</file>